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6272in"/>
    </style:style>
    <style:style style:name="co9" style:family="table-column">
      <style:table-column-properties fo:break-before="auto" style:column-width="1.5917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1.7165in"/>
    </style:style>
    <style:style style:name="co12" style:family="table-column">
      <style:table-column-properties fo:break-before="auto" style:column-width="2.9807in"/>
    </style:style>
    <style:style style:name="co13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854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8528in" fo:break-before="auto" style:use-optimal-row-height="true"/>
    </style:style>
    <style:style style:name="ro5" style:family="table-row">
      <style:table-row-properties style:row-height="1.1874in" fo:break-before="auto" style:use-optimal-row-height="true"/>
    </style:style>
    <style:style style:name="ro6" style:family="table-row">
      <style:table-row-properties style:row-height="1.0201in" fo:break-before="auto" style:use-optimal-row-height="true"/>
    </style:style>
    <style:style style:name="ro7" style:family="table-row">
      <style:table-row-properties style:row-height="1.3547in" fo:break-before="auto" style:use-optimal-row-height="true"/>
    </style:style>
    <style:style style:name="ro8" style:family="table-row">
      <style:table-row-properties style:row-height="1.8571in" fo:break-before="auto" style:use-optimal-row-height="true"/>
    </style:style>
    <style:style style:name="ro9" style:family="table-row">
      <style:table-row-properties style:row-height="1.522in" fo:break-before="auto" style:use-optimal-row-height="true"/>
    </style:style>
    <style:style style:name="ro10" style:family="table-row">
      <style:table-row-properties style:row-height="0.9409in" fo:break-before="auto" style:use-optimal-row-height="true"/>
    </style:style>
    <style:style style:name="ro11" style:family="table-row">
      <style:table-row-properties style:row-height="0.7634in" fo:break-before="auto" style:use-optimal-row-height="true"/>
    </style:style>
    <style:style style:name="ro12" style:family="table-row">
      <style:table-row-properties style:row-height="1.3173in" fo:break-before="auto" style:use-optimal-row-height="true"/>
    </style:style>
    <style:style style:name="ro13" style:family="table-row">
      <style:table-row-properties style:row-height="0.9516in" fo:break-before="auto" style:use-optimal-row-height="true"/>
    </style:style>
    <style:style style:name="ro14" style:family="table-row">
      <style:table-row-properties style:row-height="2.3591in" fo:break-before="auto" style:use-optimal-row-height="true"/>
    </style:style>
    <style:style style:name="ro15" style:family="table-row">
      <style:table-row-properties style:row-height="2.0244in" fo:break-before="auto" style:use-optimal-row-height="true"/>
    </style:style>
    <style:style style:name="ro16" style:family="table-row">
      <style:table-row-properties style:row-height="2.1917in" fo:break-before="auto" style:use-optimal-row-height="true"/>
    </style:style>
    <style:style style:name="ro17" style:family="table-row">
      <style:table-row-properties style:row-height="2.5264in" fo:break-before="auto" style:use-optimal-row-height="true"/>
    </style:style>
    <style:style style:name="ro18" style:family="table-row">
      <style:table-row-properties style:row-height="2.702in" fo:break-before="auto" style:use-optimal-row-height="true"/>
    </style:style>
    <style:style style:name="ro19" style:family="table-row">
      <style:table-row-properties style:row-height="2.8693in" fo:break-before="auto" style:use-optimal-row-height="true"/>
    </style:style>
    <style:style style:name="ro20" style:family="table-row">
      <style:table-row-properties style:row-height="3.3717in" fo:break-before="auto" style:use-optimal-row-height="true"/>
    </style:style>
    <style:style style:name="ro21" style:family="table-row">
      <style:table-row-properties style:row-height="3.2043in" fo:break-before="auto" style:use-optimal-row-height="true"/>
    </style:style>
    <style:style style:name="ro22" style:family="table-row">
      <style:table-row-properties style:row-height="3.0366in" fo:break-before="auto" style:use-optimal-row-height="true"/>
    </style:style>
    <style:style style:name="ro23" style:family="table-row">
      <style:table-row-properties style:row-height="1.6898in" fo:break-before="auto" style:use-optimal-row-height="true"/>
    </style:style>
    <style:style style:name="ro24" style:family="table-row">
      <style:table-row-properties style:row-height="3.539in" fo:break-before="auto" style:use-optimal-row-height="true"/>
    </style:style>
    <style:style style:name="ro25" style:family="table-row">
      <style:table-row-properties style:row-height="0.1925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20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55" table:default-cell-style-name="ce9"/>
        <table:table-column table:style-name="co6" table:number-columns-repeated="960" table:default-cell-style-name="ce9"/>
        <table:table-column table:style-name="co6" table:number-columns-repeated="5" table:default-cell-style-name="ce18"/>
        <table:table-row table:style-name="ro1">
          <table:table-cell table:style-name="ce1" office:value-type="string" calcext:value-type="string">
            <text:p>Entry #</text:p>
          </table:table-cell>
          <table:table-cell table:style-name="ce10" office:value-type="string" calcext:value-type="string">
            <text:p>Character</text:p>
          </table:table-cell>
          <table:table-cell table:style-name="ce20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 ・ つち ・ soil, dirt</text:p>
            <text:p>土色 ・ つちいろ ・ earth color</text:p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本 ・ ほん ・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小一 ・ しょういち ・ first-year student elementary school 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生やす ・ はやす ・ [vt] grow a beard , cultivate</text:p>
            <text:p>生で飲む ・ きでのむ ・ drink whisky straight [raw, pure] </text:p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 ・  ・ hill</text:p>
            <text:p>山 ・ やま ・ mountain, hill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下 ・ した ・ bottom, lower part ; down; be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 ・ うえ ・ top, upper part ; up; above</text:p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宿 ・ ししゅく ・ lodging</text:p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の ・ せいの ・ positive (math, elec.) </text:p>
            <text:p>正味の ・ しょうみの ・ net, full, clear</text:p>
            <text:p>正当な ・ せいとうな ・ just, right, due; legal</text:p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足りる ・ たりる ・ [vi] suffice</text:p>
            <text:p>足 ・ あし ・ leg; foot</text:p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定まる ・ さだまる ・ [vi] be decided, settled</text:p>
            <text:p>定期券 ・ ていきけん ・ commuter’s pass</text:p>
            <text:p>協定 ・ きょうてい ・ agreement, pact</text:p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手 ・ て ・ hand</text:p>
            <text:p>手元 ・ てもと ・ at hand, within reach; cash at hand</text:p>
            <text:p>手応え ・ てごたえ ・ response, reaction; resistance; effect</text:p>
            <text:p>手品 ・ てじな ・ sleight of hand, magic</text:p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用に足りない ・ ようにたりない ・ be useless, of no use</text:p>
            <text:p>広く用いる ・ ひろくもちいる ・ be in wide use</text:p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時着する ・ ふじちゃくする ・ make an emergency landing; ditch</text:p>
            <text:p>不始末 ・ ふしまつ ・ mismanagement, irregularity</text:p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目 ・ いっかいめ ・ the first time</text:p>
            <text:p>回心 ・ かいしん [えしん] ・ conversion</text:p>
            <text:p>回復 ・ かいふく ・ recovery, restoration; rehabilitation</text:p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弁舌 ・ べんぜつ ・ speech</text:p>
            <text:p>舌音 ・ ぜつおん ・ lingual sound</text:p>
            <text:p>舌戦 ・ ぜっせん ・ war of words</text:p>
            <text:p>毒舌 ・ どくぜつ ・ wicked tongue, abusive language, blistering remarks</text:p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 ・ はなし ・ talk, conversation; story, account; topic</text:p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活動 ・ かつどう ・ activity, action; function</text:p>
            <text:p>活字 ・ かつじ ・ movable / printing type</text:p>
            <text:p>活路 ・ かつろ ・ means of escape, way out</text:p>
            <text:p>活きる ・ いきる ・ [vi] be enlivened</text:p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一行 ・ いっこう ・ party, suite</text:p>
            <text:p>行程 ・ こうてい ・ distance, journey</text:p>
            <text:p>行方 ・ ゆくえ ・ one’s whereabouts</text:p>
            <text:p>行われる ・ おこなわれる ・ be done, practiced; take place</text:p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 ・ みみ ・ ear</text:p>
            <text:p>片耳 ・ かたみみ ・ one ear</text:p>
            <text:p>耳寄りな ・ みみよりな ・ welcome (news)</text:p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る ・ とる ・ [vt] take; g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 ・ み ・ one's body / person / position, oneself</text:p>
            <text:p>中身 ・ なかみ ・ content, substance; interior</text:p>
            <text:p>身の回り ・ みのまわり ・ one’s person, one’s appearance</text:p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む ・ やすむ ・ [vi] (take a rest, repose; suspend, discontinue; be absent; go to bed, retire</text:p>
            <text:p>休まる ・ やすまる ・ [vi] feel rested; be set at ease</text:p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体 ・ からだ ・ bo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八日付 ・ ようかづけ ・ dated the eighth</text:p>
            <text:p>付け込む ・ つけこむ ・ [vi] take advantage of; make an entry</text:p>
            <text:p>目付き ・ めつき ・ look in one’s eyes, expression</text:p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身 ・ うけみ ・ passiveness; passive voice</text:p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てする ・ もってする ・ [vt] do by the use of</text:p>
            <text:p>以ての外 ・ もってのほか ・ outrageous, preposterous, scandalous</text:p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創立する ・ そうりつする ・ establish, organize, start</text:p>
            <text:p>立証 ・ りっしょう ・ proof, demonstration, substantiation</text:p>
            <text:p>立法 ・ りっぽう ・ legislation, lawmaking</text:p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部品 ・ ぶひん ・ parts, accessories</text:p>
            <text:p>部門 ・ ぶもん ・ class, group, section, division, department; genu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人一倍働く ・ ひといちばいはたらく ・ work twice as hard as others</text:p>
            <text:p>倍率 ・ ばいりつ ・ magnification power ; rate of competition in examinations </text:p>
            <text:p>倍数 ・ ばいすう ・ multiple</text:p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代わる ・ かわるがわる ・ by turns, alternately</text:p>
            <text:p>飲み代 ・ のみしろ ・ drinking money</text:p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者 ・ おうじゃ ・ king, monarch, champion</text:p>
            <text:p>勤王 ・ きんのう ・ loyalty to the emper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珠玉 ・ しゅぎょく ・ jewel, gem</text:p>
            <text:p>硬玉 ・ こうぎょく ・ jadeite</text:p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 ・ たから ・ treasure, precious object</text:p>
            <text:p>宝物 ・ たからもの ・ treasure</text:p>
            <text:p>宝島 ・ たからじま ・ treasure island</text:p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 ・ くに ・ country</text:p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む ・ しらむ ・ [vi] grow light, turn gray; [atmosphere] become chilled</text:p>
            <text:p>白髪 ・ しらが ・ white / gray hair</text:p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>皇子 ・ おうじ ・ imperial prince</text:p>
            <text:p>皇太子 ・ こうたいし ・ crown prince</text:p>
            <text:p>皇帝 ・ こうてい ・ emperor</text:p>
            <text:p>皇后 ・ こうごう ・ empress, queen</text:p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うする ・ まっとうする ・ accomplish, fulfill, carry out</text:p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好事家 ・ こうずか ・ dilettante, person of fantastic taste</text:p>
            <text:p>判事 ・ はんじ ・ judge</text:p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ずから ・ おのずから ・ naturally, by itself, spontaneously</text:p>
            <text:p>自ずと ・ おのずと ・ naturally</text:p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貝類 ・ かいるい ・ shellfish</text:p>
            <text:p>貝柱 ・ かいばしら ・ adductor muscle</text:p>
            <text:p>巻き貝 ・ まきがい ・ roll-shell; snail</text:p>
            <text:p>魚貝類 ・ ぎょかいるい ・ marine products</text:p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見物 ・ けんぶつ ・ sightseeing, visit</text:p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力ずくで ・ ちからずくで ・ by force, sheer strength</text:p>
            <text:p>力む ・ りきむ ・ show one's best effort</text:p>
            <text:p>力 ・ ちから ・ power, force, energy</text:p>
            <text:p>底力 ・ そこぢから ・ latent pow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刀 ・ かたな ・ sword</text:p>
            <text:p>刀剣 ・ とうけん ・ sword</text:p>
            <text:p>刀身 ・ とうしん ・ sword blade</text:p>
            <text:p>名刀 ・ めいとう ・ excellent blade, famous sword</text:p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切れ切れの ・ きれぎれの ・ fragmentary, intermittent</text:p>
            <text:p>切りが無い ・ きりがない ・ be end-, boundless</text:p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刃先 ・ はさき ・ edge of a blade</text:p>
            <text:p>凶刃 ・ きょうじん ・ assassin’s dagger / knife</text:p>
            <text:p>兵刃 ・ へいじん ・ sword</text:p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算 ・ こうさん ・ probability</text:p>
            <text:p>公約数 ・ こうやくすう ・ common divisor</text:p>
            <text:p>公共 ・ こうきょう ・ public society, community</text:p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れ別れに ・ わかれわかれに ・ separately, apart</text:p>
            <text:p>別に ・ べつに ・ separately, apart; in addition; particularly</text:p>
            <text:p>別にする ・ べつにする ・ set aside / apart</text:p>
            <text:p>別格 ・ べっかく ・ extra status</text:p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一家の長 ・ いっかのちょう ・ head of a family</text:p>
            <text:p>長袖 ・ ながそで ・ clothes with long sleeves </text:p>
            <text:p>長所 ・ ちょうしょ ・ strong point, merit</text:p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男の人 ・ おとこのひと ・ man</text:p>
            <text:p>下男 ・ げなん ・ male servant, manservant</text:p>
            <text:p>男滝 ・ おだき ・ the greater waterfall of the two </text:p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き ・ すき ・ like, be fond of</text:p>
            <text:p>好ましい ・ このましい ・ desirable, welcome, nice, pleas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月給 ・ やすげっきゅう ・ low salary</text:p>
            <text:p>不安 ・ ふあん ・ uneasiness, anxiety</text:p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草案 ・ そうあん ・ rough draft</text:p>
            <text:p>名案 ・ めいあん ・ splendid idea</text:p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細い字 ・ ほそいじ ・ slender character</text:p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義父 ・ ぎふ ・ father-in-law; step-, foster father</text:p>
            <text:p>父母 ・ ふぼ ・ father and mother, parents</text:p>
            <text:p>父兄 ・ ふけい ・ one’s father and older brothers; guardians</text:p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 ・ ふみ ・ letter; book</text:p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ぜる ・ まぜる ・ [vt] mix, shuffle combine, parts left distinct </text:p>
            <text:p>交渉 ・ こうしょう ・ negotiation, discussion, bargaining</text:p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鳥 ・ ははどり ・ mother bird</text:p>
            <text:p>母港 ・ ぼこう ・ home port</text:p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毎号 ・ まいごう ・ each / every issue</text:p>
            <text:p>毎度 ・ まいど ・ every / each time, always</text:p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<text:s/>者 ・ もの ・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電動式 ・ でんどうしき ・ electric ally operated </text:p>
            <text:p>式を挙げる ・ しきをあげる ・ hold a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装する ・ ぶそうする ・ bear arms</text:p>
            <text:p>武器 ・ ぶき ・ weapon, arms</text:p>
            <text:p>武術 ・ ぶじゅつ ・ military / martial arts</text:p>
            <text:p>武道 ・ ぶどう ・ martial ar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 ・ まえ ・ front; previous, before; ahead o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書き ・ あとがき ・ postscript, afterword</text:p>
            <text:p>後金 ・ あときん ・ rest of the payment</text:p>
            <text:p>後ろ ・ うしろ ・ back, rear; after, behind</text:p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 ・ とし ・ age; ye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要件 ・ ようけん ・ important matter; necessary condition</text:p>
            <text:p>別件 ・ べっけん ・ separate case, another matter</text:p>
            <text:p>件数 ・ けんすう ・ number of cases or it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例 ・ じょうれい ・ regulations, rules, law</text:p>
            <text:p>条約 ・ じょうやく ・ treaty</text:p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変化 ・ へんげ ・ goblin, ghost</text:p>
            <text:p>化身 ・ けしん ・ buddh. incarnation, reincarnation</text:p>
            <text:p>化粧品 ・ けしょうひん ・ cosmetics</text:p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対比する ・ たいひする ・ contrast, compare</text:p>
            <text:p>比類 ・ ひるい ・ parallel, equal, match</text:p>
            <text:p>比例 ・ ひれい ・ proportion, ratio</text:p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約束に背く ・ やくそくにそむく ・ break one’s promise</text:p>
            <text:p>顔を背ける ・ かおをそむける ・ turn one’s face away</text:p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夜汽車 ・ よぎしゃ ・ night train</text:p>
            <text:p>汽笛 ・ きてき ・ steam whistle</text:p>
            <text:p>汽圧 ・ きあつ ・ steam pressure</text:p>
            <text:p>汽船 ・ きせん ・ steamboat, steamer</text:p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水の性 ・ みずのせい ・ properties of water</text:p>
            <text:p>中性 ・ ちゅうせい ・ neuter gender</text:p>
            <text:p>天性 ・ てんせい ・ nature, one’s innate disposition</text:p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>畑を作る ・ はたけをつくる ・ cultivate a field, farm</text:p>
            <text:p>畑作 ・ はたさく ・ dry field farming / crop</text:p>
            <text:p>畑地 ・ はたち ・ farmland</text:p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春 ・ せいしゅん ・ bloom of youth</text:p>
            <text:p>緑青 ・ ろくしょう ・ verdigris, copper / green rust</text:p>
            <text:p>顔が青い ・ かおがあおい ・ look pale / green</text:p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麦価 ・ ばくか ・ price of wheat</text:p>
            <text:p>麦秋 ・ ばくしゅう ・ wheat harvest / season; early summ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元素 ・ げんそ ・ chemical element</text:p>
            <text:p>素 ・ もと ・ raw material, base</text:p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毒物 ・ どくぶつ ・ poisonous substance, toxin</text:p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 ・ さき ・ point, tip; the future; destination; first, ahead of; before, earlier</text:p>
            <text:p>爪先 ・ つまさき ・ tiptoe, tip of a toe</text:p>
            <text:p>先ず ・ まず ・ first, to begin with; nearly, hardly, on the whole; anyway; well, now</text:p>
            <text:p>手先 ・ てさき ・ fingers; tool, implement</text:p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練 ・ せんれん ・ refinement, polishing, elegance</text:p>
            <text:p>洗浄 ・ せんじょう ・ washing, irrigation</text:p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日 ・ がんじつ ・ New Year’s Day</text:p>
            <text:p>元来 ・ がんらい ・ originally, primarily, essentially</text:p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 ・ ひかり ・ light; ray; glea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置き去りにする ・ おきざりにする ・ leave so. behind</text:p>
            <text:p>忘れ去る ・ わすれさる ・ forget completely</text:p>
            <text:p>退去する ・ たいきょする ・ retreat, withdraw, evacuate</text:p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 ・ のり ・ law, rule, regulation; model, pattern; religious doctrine, Buddha's teachings</text:p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り ・ はしり ・ season’s first supply of tomatoes ; running</text:p>
            <text:p>独走 ・ どくそう ・ running alone; easy victory, walkover</text:p>
            <text:p>暴走 ・ ぼうそう ・ reckless driving; running wild</text:p>
            <text:p>逃走 ・ とうそう ・ flight, escape</text:p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 ・ くさ ・ grass, weeds</text:p>
            <text:p>干し草 ・ ほしくさ ・ hay, dry grass</text:p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初潮 ・ しょちょう ・ first menstruation</text:p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形 ・ かたち ・ form, shape</text:p>
            <text:p>形見 ・ かたみ ・ keepsake, memento</text:p>
            <text:p>手形 ・ てがた ・ promissory note; hand print</text:p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する ・ はっする ・ emit, radiate, send forth</text:p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れた ・ すたれた ・ disused, out of date, obsolete</text:p>
            <text:p>廃り ・ すたり ・ waste, wastage, waster</text:p>
            <text:p>廃品 ・ はいひん ・ waste articles, junk</text:p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音 ・ おと ・ sound</text:p>
            <text:p>音節 ・ おんせつ ・ syllable</text:p>
            <text:p>五十音 ・ ごじゅうおん ・ the Japanese syllabary</text:p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図 ・ いと ・ intention, aim</text:p>
            <text:p>意に介する ・ いにかいする ・ mind, take sth. to heart</text:p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紙 ・ さくし ・ yesterday’s paper</text:p>
            <text:p>昨今 ・ さっこん ・ thes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頁岩 ・ けつがん ・ shale</text:p>
            <text:p>頁数 ・ ぺーじすう ・ number of pages</text:p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首 ・ くび ・ neck, head</text:p>
            <text:p>首席 ・ しゅせき ・ head, chief; top student, head of class</text:p>
            <text:p>首都圏 ・ しゅとけん ・ capital city area often Tōkyō's center + 50 km </text:p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道 ・ みち ・ road, way, p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過 ・ つうか ・ passing, passage</text:p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乳 ・ ちち ・ breast; breast milk</text:p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目頭 ・ めがしら ・ eye inner corner </text:p>
            <text:p>頭 ・ あたま ・ head, top, beginning</text:p>
            <text:p>旗頭 ・ はたがしら ・ leader, boss</text:p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期 ・ よき ・ expectation, anticipation, hope</text:p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 ・ ほこ ・ halberd; arms</text:p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け入れる ・ あずけいれる ・ make a deposit</text:p>
            <text:p>預かり ・ あずかり ・ custody; undecided match, draw, tie</text:p>
            <text:p>保護預かり ・ ほごあずかり ・ safe deposit</text:p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語句 ・ ごく ・ words and phrases</text:p>
            <text:p>俳句 ・ はいく ・ haiku poem 17 syllables </text:p>
            <text:p>慣用句 ・ かんようく ・ idiom, common phrase</text:p>
            <text:p>句集 ・ くしゅう ・ collection of haiku</text:p>
            <text:p>句読点 ・ くとうてん ・ punctuation marks</text:p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集約的な ・ しゅうやくてきな ・ intensive</text:p>
            <text:p>要約 ・ ようやく ・ summary, abridged statement</text:p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>勿論 ・ もちろん ・ of course, no doubt, naturally</text:p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 ・ もの ・ thing, object, stuff; something; proper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夕方 ・ ゆうがた ・ evening</text:p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防備 ・ ぼうび ・ defense, defensive preparations</text:p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する ・ めんする ・ face, front on</text:p>
            <text:p>面影 ・ おもかげ ・ face; traces</text:p>
            <text:p>細面 ・ ほそおもて ・ slender face</text:p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用紙 ・ がようし ・ drawing paper</text:p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ちる ・ みちる ・ [vi] be filled, become full</text:p>
            <text:p>満つ ・ みつ ・ [vi] be full, reach a limit [in neg. constructions] </text:p>
            <text:p>満たす ・ みたす ・ [vt] fill; satis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顔 ・ かお ・ face</text:p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産まれる ・ うまれる ・ [vi] be produced, born</text:p>
            <text:p>産声 ・ うぶごえ ・ baby’s first cry</text:p>
            <text:p>産毛 ・ うぶげ ・ downy hair</text:p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更 ・ なおさら ・ still / all the more</text:p>
            <text:p>尚武 ・ しょうぶ ・ militarism, warlike spirit</text:p>
            <text:p>この方が尚良い ・ このほうがなおよい ・ This is still better</text:p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勝 ・ あっしょう ・ overwhelming victory</text:p>
            <text:p>圧巻 ・ あっかん ・ the best part, masterpiece</text:p>
            <text:p>電圧 ・ でんあつ ・ voltage, electric pres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地道な ・ じみちな ・ steady, straight, fair</text:p>
            <text:p>地力 ・ じりき ・ one’s own strength</text:p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池 ・ いけ ・ pond</text:p>
            <text:p>古池 ・ ふるいけ ・ old pond</text:p>
            <text:p>養殖池 ・ ようしょくち ・ fish pond</text:p>
            <text:p>貯水池 ・ ちょすいち ・ reservoir</text:p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他の ・ ほかの ・ an other, different, else</text:p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める ・ あつめる ・ [vt] collect, assemble, recruit; raise funds ; focus, concentrate</text:p>
            <text:p>集落 ・ しゅうらく ・ community, settlement, town, village; colony</text:p>
            <text:p>結集する ・ けっしゅうする ・ concentrate, marshal</text:p>
            <text:p>招集する ・ しょうしゅうする ・ call, summon, conve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人込み ・ ひとごみ ・ crowd / throng of people </text:p>
            <text:p>持ち込む ・ もちこむ ・ carry / bring in; propose, refer to; bring a matter to</text:p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 ・ きんりょう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い ・ ちかい ・ near, clo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も ・ もっとも ・ the most</text:p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 ・ さら ・ dish, p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血 ・ ち ・ blood</text:p>
            <text:p>血眼 ・ ちまなこ ・ bloodshot eye</text:p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温める ・ あたためる ・ [vt] warm, he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る ・ しめる ・ [vi] become moist</text:p>
            <text:p>湿度 ・ しつど ・ humidity</text:p>
            <text:p>防湿 ・ ぼうしつ ・ dampproofing, prevention of moisture</text:p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 ・ つめ ・ claw, nail, plectrum</text:p>
            <text:p>爪弾く ・ つまびく ・ pluck the strings of a guitar </text:p>
            <text:p>爪牙 ・ そうが ・ claws and tusks; devious design; right-hand man</text:p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 ・ うり ・ melon</text:p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巾着 ・ きんちゃく ・ purse</text:p>
            <text:p>布巾 ・ ふきん ・ dishcloth, napkin</text:p>
            <text:p>雑巾 ・ ぞうきん ・ rag; mop</text:p>
            <text:p>半巾 ・ はんはば ・ half-width ~ 18 cm </text:p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布 ・ ぬの ・ cloth, fabric</text:p>
            <text:p>布告する ・ ふこくする ・ proclaim, declare</text:p>
            <text:p>配布 ・ はいふ ・ wide distribution</text:p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 ・ いち ・ market</text:p>
            <text:p>市販 ・ しはん ・ marketing</text:p>
            <text:p>市場¹ ・ いちば ・ market(place) [physical] </text:p>
            <text:p>市場² ・ しじょう ・ market, mart [abstract] </text:p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懸吊 ・ けんちょう ・ suspension</text:p>
            <text:p>吊るす ・ つるす ・ [vt] hang up </text:p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泉 ・ いずみ ・ spring, fountain</text:p>
            <text:p>知識の泉 ・ ちしきのいずみ ・ source of knowledge</text:p>
            <text:p>冷泉 ・ れいせん ・ cold water spring</text:p>
            <text:p>鉱泉 ・ こうせん ・ mineral spring</text:p>
            <text:p>源泉 ・ げんせん ・ fountainhead, source</text:p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っぱ ・ はらっぱ ・ open field, empty lot</text:p>
            <text:p>野原 ・ のはら ・ field, plain</text:p>
            <text:p>海原 ・ うなばら ・ sea, ocean</text:p>
            <text:p>原子力 ・ げんしりょく ・ atomic energy</text:p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根源 ・ こんげん ・ root, origin, source</text:p>
            <text:p>起源 ・ きげん ・ origin, beginning</text:p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水平線 ・ すいへいせん ・ horizon</text:p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綿 ・ わた ・ cotton</text:p>
            <text:p>綿菓子 ・ わたがし ・ cotton candy</text:p>
            <text:p>綿羊 ・ めんよう ・ sheep</text:p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 ・ きぬ ・ silk, silk clo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錦旗 ・ きんき ・ gold-brocade flag; pennant</text:p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宿願 ・ しゅくがん ・ long-cherished desire</text:p>
            <text:p>願望 ・ がんぼう ・ wish, desire, aspiration</text:p>
            <text:p>念願する ・ ねんがんする ・ desire, wish / pray for </text:p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 ・ うち ・ inside; within</text:p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肉親 ・ にくしん ・ blood relationship / relative</text:p>
            <text:p>皮肉 ・ ひにく ・ irony, sarcasm, cynicism</text:p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>野猪 ・ やちょ ・ wild bo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 ・ ぶた ・ pig, hog</text:p>
            <text:p>養豚 ・ ようとん ・ swine keeping</text:p>
            <text:p>豚舎 ・ とんしゃ ・ pigsty, pigpen</text:p>
            <text:p>豚箱 ・ ぶたばこ ・ police cell, jug [slang]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一軒家 ・ いっけんや ・ solitary house; private home</text:p>
            <text:p>家家 ・ いえいえ ・ houses</text:p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>吾輩 ・ わがはい ・ 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語らう ・ かたらう ・ [vt] talk together, chat</text:p>
            <text:p>語の意味 ・ ごのいみ ・ meaning of a word</text:p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伝わる ・ つたわる ・ [vi]be transmitted; spread, circulate</text:p>
            <text:p>伝える ・ つたえる ・ [vt] transmit; convey, tell</text:p>
            <text:p>伝う ・ つたう ・ go along, follow</text:p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転がす ・ ころがす ・ [vt] roll; roll over, tumble over</text:p>
            <text:p>車を転がす ・ くるまをころがす ・ drive a car</text:p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をする ・ げいをする ・ do tricks</text:p>
            <text:p>園芸 ・ えんげい ・ gardening, horticulture</text:p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歩合 ・ ぶあい ・ rate, percentage; commission</text:p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 ・ いま ・ now, at present; current, exist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政令 ・ せいれい ・ government ordinance, cabinet order</text:p>
            <text:p>辞令 ・ じれい ・ written appointment; wording, phraseology</text:p>
            <text:p>指令 ・ しれい ・ order, instruction</text:p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一念 ・ いちねん ・ wholehearted wish, determined soul</text:p>
            <text:p>失念 ・ しつねん ・ lapse of memory, oblivion</text:p>
            <text:p>記念 ・ きねん ・ commemoration, memory</text:p>
            <text:p>断念する ・ だんねんする ・ give up an idea , abandon, relinquish</text:p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印 ・ しるし ・ mark, sign</text:p>
            <text:p>目印 ・ めじるし ・ mark, sign, landmark</text:p>
            <text:p>矢印 ・ やじるし ・ arrow (mark)</text:p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命 ・ いのち ・ life</text:p>
            <text:p>命中 ・ めいちゅう ・ hit, on-target impact</text:p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くす ・ なくす ・ [vt] lose a parent , be bereft of</text:p>
            <text:p>亡くなる ・ なくなる ・ [vi] die, pass away, breathe one’s last</text:p>
            <text:p>亡国 ・ ぼうこく ・ ruined country, national ruin</text:p>
            <text:p>存亡 ・ そんぼう ・ destiny; life or death</text:p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屋 ・ こめや ・ rice merchant</text:p>
            <text:p>配給米 ・ はいきゅうまい ・ rationed rice</text:p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 ・ つぶ ・ grain, drop</text:p>
            <text:p>粒状の ・ りゅうじょうの ・ granular</text:p>
            <text:p>粒粒の ・ つぶつぶの ・ granulated, lumpy</text:p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む ・ なごむ ・ be softened, calm down</text:p>
            <text:p>和らぐ ・ やわらぐ ・ [vi] soften; abate, lessen; calm down</text:p>
            <text:p>和らげる ・ やわらげる ・ [vt] soften, tone down, calm; lessen, mitigate, relieve</text:p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 ・ わたし ・ I</text:p>
            <text:p>私書箱 ・ ししょばこ ・ post office box</text:p>
            <text:p>私鉄 ・ してつ ・ nongovt [private] railroad lin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お広め ・ おひろめ ・ début</text:p>
            <text:p>広がる ・ ひろがる ・ [vi] extend, expand, stretch</text:p>
            <text:p>広広とした ・ ひろびろとした ・ spacious, open, extensive</text:p>
            <text:p>手広く ・ てびろく ・ extensively, widely, on an extensive scale</text:p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る ・ ほそる ・ get thin, taper off</text:p>
            <text:p>細面 ・ ほそおもて ・ slender face</text:p>
            <text:p>事細かに ・ ことこまかに ・ minutely, in detail</text:p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 ・ はやし ・ woods, fore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 ・ もり ・ woods, forest</text:p>
            <text:p>森の都 ・ もりのみやこ ・ tree-clad town</text:p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>松竹梅 ・ しょうちくばい ・ pine-bamboo-plum; congratulatory tree decorations</text:p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材 ・ ちくざい ・ bamboo</text:p>
            <text:p>竹細工 ・ たけざいく ・ bamboo work</text:p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 ・ みやこ ・ capital</text:p>
            <text:p>都度 ・ つど ・ each time, whenever</text:p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政 ・ まつりごと ・ administration, gov't, state affairs</text:p>
            <text:p>政局 ・ せいきょく ・ political situation</text:p>
            <text:p>政経 ・ せいけい ・ politics and economics</text:p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府警 ・ ふけい ・ prefectural police</text:p>
            <text:p>府下 ・ ふか ・ suburban districts of a metropolis </text:p>
            <text:p>首府 ・ しゅふ ・ capital, metropolis</text:p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惑う ・ とまどう ・ [vi] be puzzled, perplexed</text:p>
            <text:p>井戸 ・ いど ・ water well</text:p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所 ・ ところ ・ pl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り ・ いたり ・ extremity, utmost limit; result</text:p>
            <text:p>至る処 ・ いたるところ ・ everywhere, all over</text:p>
            <text:p>乃至 ・ ないし ・ from … to, between … and; or</text:p>
            <text:p>必至だ ・ ひっしだ ・ be inevitable</text:p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致す ・ いたす ・ [vt] do humble </text:p>
            <text:p>招致 ・ しょうち ・ summons, invitation</text:p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屋台 ・ やたい ・ stall, stand; float, festival car</text:p>
            <text:p>母屋 ・ おもや ・ main house / wing</text:p>
            <text:p>不動産屋 ・ ふどうさんや ・ real estate agent, realtor</text:p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新聞 ・ ふるしんぶん ・ old newspapers</text:p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所 ・ いどころ ・ one’s address residence , one’s whereabouts</text:p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局地的 ・ きょくちてき ・ local</text:p>
            <text:p>結局 ・ けっきょく ・ after all, finally, in conclusion</text:p>
            <text:p>局面 ・ きょくめん ・ situation, aspect of an affair; position in a chess game </text:p>
            <text:p>時局 ・ じきょく ・ situation, circumstanc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意 ・ こい ・ intention, purpose, bad faith</text:p>
            <text:p>世故 ・ せこ ・ worldly affairs</text:p>
            <text:p>故人 ・ こじん ・ the deceased</text:p>
            <text:p>故実 ・ こじつ ・ ancient customs</text:p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麻 ・ ごま ・ sesame</text:p>
            <text:p>胡散臭い ・ うさんくさい ・ suspicious-looking, shady, questionable</text:p>
            <text:p>胡乱な ・ うろんな ・ suspicious-looking, questionable; in disord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>湖畔 ・ こはん ・ lake shore, lakeside</text:p>
            <text:p>湖沼 ・ こしょう ・ lakes and marshes</text:p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さ ・ かたさ ・ stiffness</text:p>
            <text:p>固まる ・ かたまる ・ [vi] harden, solidify, congeal</text:p>
            <text:p>固まり ・ かたまり ・ lump, mass, clod; ingot</text:p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と全 ・ ことぜん ・ individual and the whole</text:p>
            <text:p>個所 ・ かしょ ・ place, spot, point; part</text:p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仕組み ・ しくみ ・ construction; arrangement; plan, plot</text:p>
            <text:p>労組 ・ ろうそ ・ labor union</text:p>
            <text:p>職組 ・ しょくそ ・ employees’ union</text:p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闇 ・ ゆうやみ ・ dusk, twilight</text:p>
            <text:p>夕暮れ ・ ゆうぐれ ・ evening, twilight</text:p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 ・ そと ・ the outside</text:p>
            <text:p>外れる ・ はずれる ・ [vi] get out of place, slip out, come off, be separated; miss, go wide, fail</text:p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 ・ しお ・ evening tide</text:p>
            <text:p>汐干狩り ・ しおひがり ・ shell gathering at low tide </text:p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開の ・ みかいの ・ primitive, uncivilized; savage</text:p>
            <text:p>未然に ・ みぜんに ・ before it happens, beforehand, previously</text:p>
            <text:p>未満 ・ みまん ・ less than</text:p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本末 ・ ほんまつ ・ root and branch, means and end</text:p>
            <text:p>末 ・ すえ ・ last part, end</text:p>
            <text:p>三月の末 ・ さんがつのすえ ・ end of March</text:p>
            <text:p>議論の末に ・ ぎろんのすえに ・ after heated discussion</text:p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い ・ あじわい ・ taste, flavor</text:p>
            <text:p>味 ・ あじ ・ flavor, taste; style</text:p>
            <text:p>味な ・ あじな ・ clever, witty, original</text:p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す ・ きたす ・ [vt] bring about, cause, give rise to; result in</text:p>
            <text:p>本来 ・ ほんらい ・ originally, essentially, naturally</text:p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手 ・ あらて ・ fresh supply of troops; newcomer; new method</text:p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方 ・ おやかた ・ master, boss; craftsman, artisan</text:p>
            <text:p>親類 ・ しんるい ・ relation, kin</text:p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欠かせない ・ かかせない ・ indispensable</text:p>
            <text:p>欠かす ・ かかす ・ [vt] miss, fail to attend</text:p>
            <text:p>欠く ・ かく ・ [vt] lack, be short of; neglect, omit; break off, chip</text:p>
            <text:p>不可欠な ・ ふかけつな ・ indispensable</text:p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 ・ つぎ ・ next</text:p>
            <text:p>次次に ・ つぎつぎに ・ one after another, in succession</text:p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会席 ・ かいせき ・ meeting place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過渡期 ・ かとき ・ transitional period / stage</text:p>
            <text:p>渡航 ・ とこう ・ crossing, passage, voyage</text:p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限る ・ かぎる ・ [vi, vt] limit, restrict to ; be the best, only way</text:p>
            <text:p>局限する ・ きょくげんする ・ localize, limit, set limits to</text:p>
            <text:p>門限 ・ もんげん ・ closing-time, lockup</text:p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河 ・ ぎんが ・ Milky Way; galaxy</text:p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 ・ ね ・ ro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良かったら ・ よかったら ・ if you like</text:p>
            <text:p>良い気味だ ・ いいきみだ ・ Serves you right!</text:p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らう ・ くらう ・ [vt] eat, drink vulgar </text:p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命 ・ しゅくめい ・ fate, destiny</text:p>
            <text:p>宿 ・ やど ・ lodge</text:p>
            <text:p>宿す ・ やどす ・ [vt] conceive, be pregnant with</text:p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犬 ・ いぬ ・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器 ・ うつわ ・ vessel, container</text:p>
            <text:p>注射器 ・ ちゅうしゃき ・ syringe</text:p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変 ・ きょうへん ・ calamity, disaster; tragic accident</text:p>
            <text:p>凶暴な ・ きょうぼうな ・ atrocious, ferocious, brutal</text:p>
            <text:p>凶漢 ・ きょうかん ・ villain, ruffian, assailant</text:p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区域 ・ くいき ・ sphene, domain, zone</text:p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図る ・ はかる ・ [vt] strive, work for, bring about; provide for, promote; look to, seek, attempt</text:p>
            <text:p>公益を図る ・ こうえきをはかる ・ labor for the public good</text:p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番狂わせ ・ ばんくるわせ ・ upsetting of arrangements, upset, surprise</text:p>
            <text:p>先番 ・ せんばん ・ one’s turn to make the first move</text:p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暗号 ・ あんごう ・ code, password</text:p>
            <text:p>負号 ・ ふごう ・ negative sign</text:p>
            <text:p>屋号 ・ やごう ・ name of a store; stage title</text:p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切れ ・ しなぎれ ・ absence / exhaustion of stock </text:p>
            <text:p>品種 ・ ひんしゅ ・ kind, variety, description, brand</text:p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 ・ くすり ・ drug, medicine</text:p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四周 ・ ししゅう ・ circumference, periphery</text:p>
            <text:p>周波 ・ しゅうは ・ cycle</text:p>
            <text:p>周遊 ・ しゅうゆう ・ circular tour, pleasure / round trip</text:p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調べ ・ しらべ ・ investigation, examination</text:p>
            <text:p>調う ・ ととのう ・ [vi] be prepared ready , fully equipped</text:p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束ね ・ たばね ・ bundle; management</text:p>
            <text:p>束の間 ・ つかのま ・ brief space of time, moment</text:p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数 ・ せいすう ・ integer</text:p>
            <text:p>整列する ・ せいれつする ・ stand in a row, line up</text:p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 ・ かず ・ number numerical quantity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>類い希な ・ たぐいまれな ・ unique, rare</text:p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指示 ・ しじ ・ instruction; indication</text:p>
            <text:p>暗示 ・ あんじ ・ hint, suggestion</text:p>
            <text:p>告示 ・ こくじ ・ notification, bulletin</text:p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礼をする ・ れいをする ・ salute, make a bow; reward, remunerate</text:p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し訳 ・ もうしわけ ・ excuse, apology, explanation</text:p>
            <text:p>申し述べる ・ もうしのべる ・ [vt] state, mention, tell</text:p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神主 ・ かんぬし ・ Shintō priest</text:p>
            <text:p>神 ・ かみ ・ god, God</text:p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党員 ・ とういん ・ party member</text:p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体質 ・ たいしつ ・ physical constitution</text:p>
            <text:p>対質する ・ たいしつする ・ confront, cross-examine</text:p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野党 ・ やとう ・ opposition party</text:p>
            <text:p>共和党 ・ きょうわとう ・ Republican Party</text:p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堂塔 ・ どうとう ・ temple buildings, te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夏の国 ・ とこなつのくに ・ land of everlasting summer</text:p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激賞 ・ げきしょう ・ high praise, unbounded admiration</text:p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弁償 ・ べんしょう ・ compensation, indemnification</text:p>
            <text:p>償い ・ つぐない ・ recompense, indemnity, atonement</text:p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掌理する ・ しょうりする ・ take charge of, preside over, manage</text:p>
            <text:p>指掌紋 ・ ししょうもん ・ hand print</text:p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物覚え ・ ものおぼえ ・ memory</text:p>
            <text:p>覚え易い ・ おぼえやすい ・ be easy to learn</text:p>
            <text:p>覚る ・ さとる ・ [vt] perceive, discern, realize awake to, be aware of</text:p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 ・ かんじ ・ feel(ing), sensation, touch, sense; impression, sentiment</text:p>
            <text:p>感電 ・ かんでん ・ electric shock</text:p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震央 ・ しんおう ・ epicenter of an earthquak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える ・ はえる ・ [vi] shine; excel in brilli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して ・ けっして ・ never, by no means, not at all</text:p>
            <text:p>決まり ・ きまり ・ settlement, conclusion; rule, regulation; custom</text:p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い ・ こころよい ・ pleasant</text:p>
            <text:p>全快 ・ ぜんかい ・ complete recovery</text:p>
            <text:p>快足の ・ かいそくの ・ quick of foot, fast</text:p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ぶ ・ ならぶ ・ [vi] line up, form a line, stand in a row, be parallel</text:p>
            <text:p>並びに ・ ならびに ・ and also , besides, in addition</text:p>
            <text:p>並肉 ・ なみにく ・ meat of medium quality</text:p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 ・ うま ・ horse</text:p>
            <text:p>馬子 ・ まご ・ packhorse driver</text:p>
            <text:p>馬が合う ・ うまがあう ・ get on well with a person </text:p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かす ・ つかす ・ [vt] run out of, use up</text:p>
            <text:p>国尽くし ・ くにづくし ・ enumerated country names</text:p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 ・ とり ・ bi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 ・ しま ・ island</text:p>
            <text:p>離れ島 ・ はなれじま ・ solitary island</text:p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 ・ かど ・ corner; angle</text:p>
            <text:p>角 ・ つの ・ horn, antler, antenna</text:p>
            <text:p>角の有る ・ かどのある ・ angular, ang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れ ・ ふれ ・ proclamation, official notice; touch</text:p>
            <text:p>目に触れる ・ めにふれる ・ catch the eye, attract attention</text:p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解かす ・ とかす ・ [vt] melt snow, ice , thaw out ; comb one’s hair </text:p>
            <text:p>解く ・ とく ・ undo, unfasten, unloosen, unsew; solve, work out</text:p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独り ・ ひとり ・ alone, by oneself</text:p>
            <text:p>独断 ・ どくだん ・ arbitrary decision, dogmatism</text:p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拠 ・ せんきょ ・ occupation of sth. , exclusive possession</text:p>
            <text:p>占星術 ・ せんせいじゅつ ・ astrology</text:p>
            <text:p>買い占める ・ かいしめる ・ [vt] buy up</text:p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大商い ・ おおあきない ・ heavy turnover / trading</text:p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収 ・ ばいしゅう ・ buying up, purchasing; bribing</text:p>
            <text:p>買い気 ・ かいき ・ bullish [buying] sentiment</text:p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れる ・ うれる ・ [vi] sell, be in demand, enjoy a large sale</text:p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ける ・ つづける ・ [vt] continue, keep up, go ahead</text:p>
            <text:p>続続 ・ ぞくぞく ・ in rapid succession, one after another</text:p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立ち読み ・ たちよみ ・ browsing in a bookstore </text:p>
            <text:p>読解力 ・ どっかいりょく ・ ability to read and understand</text:p>
            <text:p>愛読書 ・ あいどくしょ ・ one’s favorite book</text:p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回り ・ ともまわり ・ train of attendants, retinue</text:p>
            <text:p>供え物 ・ そなえもの ・ offering</text:p>
            <text:p>供養 ・ くよう ・ memorial service</text:p>
            <text:p>供物 ・ くもつ ・ offering</text:p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昔風 ・ むかしふう ・ old-fashioned</text:p>
            <text:p>昔時 ・ せきじ ・ former / old times</text:p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めく ・ ふゆめく ・ become wintry</text:p>
            <text:p>初冬 ・ しょとう ・ early winter</text:p>
            <text:p>冬山 ・ ふゆやま ・ mountain in win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暖計 ・ かんだんけい ・ thermometer</text:p>
            <text:p>寒波 ・ かんぱ ・ cold wave</text:p>
            <text:p>寒流 ・ かんりゅう ・ cold current</text:p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雨 ・ はるさめ ・ spring rain; sticks of bean jelly</text:p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季 ・ かき ・ summer season </text:p>
            <text:p>真夏 ・ まなつ ・ midsumm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秋 ・ あき ・ autumn</text:p>
            <text:p>秋思 ・ しゅうし ・ lonely feeling of fall</text:p>
            <text:p>晩秋 ・ ばんしゅう ・ late fall</text:p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主として ・ しゅとして ・ mainly, chiefly</text:p>
            <text:p>主立った ・ おもだった ・ principal, leading, chief, main</text:p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み家 ・ すみか ・ residence</text:p>
            <text:p>住む ・ すむ ・ [vi] live, reside, dwell of people </text:p>
            <text:p>住まう ・ すまう ・ [vi] dwell, live, reside in</text:p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を注ぐ ・ ちゅういをそそぐ ・ pay attention</text:p>
            <text:p>注ぐ ・ そそぐ ・ pour into ; concentrate on</text:p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大志 ・ たいし ・ lofty ambition, aspiration</text:p>
            <text:p>志願する ・ しがんする ・ volunteer, apply for</text:p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雑誌 ・ ざっし ・ magazine, journal</text:p>
            <text:p>週刊誌 ・ しゅうかんし ・ weekly magazin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舞い ・ しまい ・ end, conclusion, close</text:p>
            <text:p>神に仕える ・ かみにつかえる ・ serve God</text:p>
            <text:p>仕送りする ・ しおくりする ・ supply, provide; send money to</text:p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す ・ まかす ・ same as 任せる</text:p>
            <text:p>任務 ・ にんむ ・ duty, part, function; mission</text:p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う ・ かう ・ [vt] support, prop up</text:p>
            <text:p>屋根を支える ・ やねをささえる ・ hold up the roof</text:p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謀反 ・ むほん ・ rebellion, revolt, treason</text:p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坂 ・ さか ・ slope</text:p>
            <text:p>急坂 ・ きゅうはん ・ steep hill / slope</text:p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赤飯 ・ せきはん ・ cooked rice and red beans</text:p>
            <text:p>昼飯 ・ ひるめし ・ lunch; midday meal</text:p>
            <text:p>炊飯器 ・ すいはんき ・ rice cooker</text:p>
            <text:p>飯場 ・ はんば ・ bunkhouse, workers’ living quarters</text:p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言い返す ・ いいかえす ・ [vt] talk back, retort</text:p>
            <text:p>返上する ・ へんじょうする ・ return, send back</text:p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種 ・ ざっしゅ ・ mixed breed, hybrid</text:p>
            <text:p>雑煮 ・ ぞうに ・ soup with rice cakes and vegetables New Year's dish 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乱す ・ みだす ・ [vt] put into disorder, disturb, throw into confusion; dishevel</text:p>
            <text:p>乱造 ・ らんぞう ・ excessive production, careless manufacture</text:p>
            <text:p>動乱 ・ どうらん ・ upheaval, disturbance, agitation</text:p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時 ・ すんじ ・ a moment, a minute</text:p>
            <text:p>寸描 ・ すんびょう ・ thumbnail, brief sketch</text:p>
            <text:p>寸断する ・ すんだんする ・ cut into pieces / shreds</text:p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尼寺 ・ あまでら ・ nunnery, convent</text:p>
            <text:p>寺院 ・ じいん ・ temple</text:p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時 ・ とき ・ time; moment, occa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住持 ・ じゅうじ ・ chief priest of a temple </text:p>
            <text:p>持てる ・ もてる ・ [vi] endure, last; be able to possess; welcomed, popular, made much of</text:p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機する ・ たいきする ・ wait for an opportunity, stand ready</text:p>
            <text:p>待望の ・ たいぼうの ・ hoped-for, long-awaited</text:p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…し得る ・ …しうる ・ can, be able to</text:p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侍 ・ さむらい ・ samurai</text:p>
            <text:p>若侍 ・ わかざむらい ・ young samurai</text:p>
            <text:p>侍医 ・ じい ・ court / personal physician</text:p>
            <text:p>陪侍 ・ ばいじ ・ attending on the nobility; retainer</text:p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情 ・ しじょう ・ poetic sentiment, poetical interest</text:p>
            <text:p>叙事詩 ・ じょじし ・ epic (poem), epic poetry</text:p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死 ・ そくし ・ instant death, death on the spo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末節 ・ まっせつ ・ minor details, nonessentials</text:p>
            <text:p>節季 ・ せっき ・ end of year, year end</text:p>
            <text:p>季節 ・ きせつ ・ season</text:p>
            <text:p>曲節 ・ きょくせつ ・ tune, air</text:p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合い ・ すじあい ・ reason</text:p>
            <text:p>大筋 ・ おおすじ ・ outline</text:p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分する ・ とうぶんする ・ divide equally</text:p>
            <text:p>上等の ・ じょうとうの ・ first-class, superior</text:p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均分 ・ きんぶん ・ equal divi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候 ・ きこう ・ season</text:p>
            <text:p>季刊 ・ きかん ・ quarterly public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託する ・ いたくする ・ entrust [charge] with, consign</text:p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 ・ あな ・ ho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き家 ・ あきや ・ vacant house</text:p>
            <text:p>空の ・ からの ・ empty, vacant, hollow</text:p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り金 ・ ありがね ・ money on hand, ready cash</text:p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折 ・ うせつ ・ right turn</text:p>
            <text:p>座右に ・ ざゆうに ・ at one’s right hand; by one’s side</text:p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石 ・ いし ・ 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夫婦 ・ わかふうふ ・ young couple</text:p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る ・ にがる ・ [vi] feel bitter, scowl</text:p>
            <text:p>苦痛 ・ くつう ・ pain, agony, anguish</text:p>
            <text:p>息苦しい ・ いきぐるしい ・ breathe with difficulty; suffocating, choking</text:p>
            <text:p>苦しむ ・ くるしむ ・ [vi] suffer from , groan; be troubled, distressed; be worried</text:p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自在に ・ じざいに ・ freely, unrestrictedly, at will</text:p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外 ・ ぞんがい ・ contrary to one’s expectations; beyond expectation</text:p>
            <text:p>所存 ・ しょぞん ・ one’s opinion / view, intention</text:p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る ・ ひる ・ [vi] get dry, parch; of tides ebb, recede</text:p>
            <text:p>干上がる ・ ひあがる ・ dry up, parch; ebb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創刊号 ・ そうかんごう ・ inaugural number, first issue</text:p>
            <text:p>発刊 ・ はっかん ・ publication, iss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冷や汗 ・ ひやあせ ・ cold sweat</text:p>
            <text:p>冷汗 ・ れいかん ・ cold sweat</text:p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三竿 ・ さんかん ・ being high in the sky of the sun or moon </text:p>
            <text:p>竿頭 ・ かんとう ・ top / end of a pole</text:p>
            <text:p>釣竿 ・ つりざお ・ fishing rod</text:p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飲酒の害 ・ いんしゅのがい ・ ill effects of drinking</text:p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充溢する ・ じゅういつする ・ overflow / brim with</text:p>
            <text:p>横溢する ・ おういつする ・ be filled with vitality , overflow with</text:p>
            <text:p>溢れかえる ・ あふれかえる ・ be full of, awash / teem with</text:p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り勘 ・ わりかん ・ equal split, Dutch treat</text:p>
            <text:p>割拠する ・ かっきょする ・ hold one’s own ground</text:p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違憲 ・ いけん ・ unconstitutional</text:p>
            <text:p>憲兵 ・ けんぺい ・ military police</text:p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布団 ・ はねぶとん ・ feather quilt</text:p>
            <text:p>羽衣 ・ はごろも ・ robe of feathers</text:p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い ・ ならい ・ habit, custom, practice</text:p>
            <text:p>習わし ・ ならわし ・ custom, practice</text:p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 ・ ゆみ ・ bow</text:p>
            <text:p>弓矢 ・ ゆみや ・ bow and arrow</text:p>
            <text:p>弓状の ・ きゅうじょうの ・ bow-shaped, arched</text:p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ける ・ ひける ・ [vi] close, be over, break up</text:p>
            <text:p>引け ・ ひけ ・ defeat, reverse; close esp. of stock market </text:p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強い ・ つよい ・ strong</text:p>
            <text:p>強める ・ つよめる ・ [vt] strengthen, intensify, reinforce; emphasize, lay stress on</text:p>
            <text:p>強いて ・ しいて ・ against one’s will, by force</text:p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い ・ よわい ・ wea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そよ風 ・ そよかぜ ・ gentle breeze, soft wind</text:p>
            <text:p>こんな風な物 ・ こんなふうなもの ・ things of this kind</text:p>
            <text:p>風刺 ・ ふうし ・ satire, sarcasm</text:p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克己 ・ こっき ・ self-denial, self-control</text:p>
            <text:p>知己 ・ ちき ・ acquaintance; intimate friend</text:p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書き記す ・ かきしるす ・ [vt] write down, record, register</text:p>
            <text:p>書記 ・ しょき ・ clerk, secretary</text:p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>綱紀 ・ こうき ・ law and order, official discipline</text:p>
            <text:p>軍紀 ・ ぐんき ・ military discipline, troop morals</text:p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める ・ あらためる ・ [vt] reform, revise; check; improve</text:p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…の由です ・ …のよしです ・ hear / it is said that…</text:p>
            <text:p>経由 ・ けいゆ ・ via, thr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油 ・ あぶら ・ 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包囲する ・ ほういする ・ surround, encircle, envelop</text:p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丼飯 ・ どんぶりめし ・ rice in a large bowl</text:p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丁寧な ・ ていねいな ・ polite, courteous</text:p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港町 ・ みなとまち ・ port town</text:p>
            <text:p>町役場 ・ まちやくば ・ town hall</text:p>
            <text:p>町会 ・ ちょうかい ・ town block association</text:p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灯 ・ ひ ・ a light, lights</text:p>
            <text:p>街灯 ・ がいとう ・ street lamp</text:p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庁舎 ・ ちょうしゃ ・ government building</text:p>
            <text:p>県庁 ・ けんちょう ・ prefectural office</text:p>
            <text:p>警視庁 ・ けいしちょう ・ Metropolitan Police Office</text:p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える ・ たくわえる ・ [vt] store, lay in stock </text:p>
            <text:p>貯める ・ ためる ・ [vt] save in a bank </text:p>
            <text:p>貯蔵する ・ ちょぞうする ・ store, preserve, set aside</text:p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易い ・ やすい ・ easy, simple to do </text:p>
            <text:p>易易と ・ やすやすと ・ easily, without difficulty</text:p>
            <text:p>平易な ・ へいいな ・ plain, simple, ea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杯 ・ しはい ・ trophy given by the emperor / prince</text:p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湯殿 ・ ゆどの ・ bathroom</text:p>
            <text:p>給湯 ・ きゅうとう ・ hot water supply</text:p>
            <text:p>熱湯 ・ ねっとう ・ boiling water</text:p>
            <text:p>湯飲み ・ ゆのみ ・ teac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 ・ かど ・ gate, door</text:p>
            <text:p>門出 ・ かどで ・ departure, setting out</text:p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 ・ あいだ ・ during, between, interval </text:p>
            <text:p>間 ・ ま ・ time, space, r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十時に開く ・ じゅうじにあく ・ opens ten o’clock a shop </text:p>
            <text:p>開ける ・ ひらける ・ [vi] become opened up, widen; develop, become civilized; be up-to-date</text:p>
            <text:p>開ける ・ あける ・ [vt] open, un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心 ・ かんしん ・ concern, interest</text:p>
            <text:p>機関 ・ きかん ・ engine, machine; agency, facilities, institution</text:p>
            <text:p>通関 ・ つうかん ・ customs clearance, entry</text:p>
            <text:p>関取 ・ せきとり ・ ranking sumo wrest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屋 ・ とんや ・ wholesale store; commission agent</text:p>
            <text:p>問い質す ・ といただす ・ [vt] inquire, question</text:p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風聞 ・ ふうぶん ・ rumor, hearsay</text:p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>訪れ ・ おとずれ ・ visit, call; advent, arrival</text:p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り先 ・ おくりさき ・ destination; receiver, consignee</text:p>
            <text:p>送付 ・ そうふ ・ sending, remittance</text:p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旅券 ・ りょけん ・ passport</text:p>
            <text:p>証券 ・ しょうけん ・ bill, bond, securities</text:p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帯 ・ ほうたい ・ bandage, dressing</text:p>
            <text:p>包装 ・ ほうそう ・ wrapping, pack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き込む ・ まきこむ ・ [vt] roll up , wrap; involve, drag in</text:p>
            <text:p>巻末 ・ かんまつ ・ end of a book</text:p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暴風圏 ・ ぼうふうけん ・ storm zone</text:p>
            <text:p>影響圏 ・ えいきょうけん ・ sphere of influ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連勝 ・ れんしょう ・ straight victories</text:p>
            <text:p>病気勝ちだ ・ びょうきがちだ ・ be prone to diseases</text:p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 ・ いくさ ・ war, fight, battle</text:p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調な ・ たんちょうな ・ monotonous, dull</text:p>
            <text:p>単位 ・ たんい ・ unit</text:p>
            <text:p>単価 ・ たんか ・ unit cost / price</text:p>
            <text:p>単語 ・ たんご ・ word</text:p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略 ・ かんりゃく ・ simplicity, brevity, conciseness; informality</text:p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近過ぎる ・ ちかすぎる ・ too close</text:p>
            <text:p>利口過ぎる ・ りこうすぎる ・ be too clever</text:p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骨 ・ ほね ・ bone</text:p>
            <text:p>骨の有る男 ・ ほねのあるおとこ ・ man of spirit</text:p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 ・ ひる ・ midday; daytime</text:p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 ・ よる ・ evening, night</text:p>
            <text:p>夜空 ・ よぞら ・ night sky</text:p>
            <text:p>月夜 ・ つきよ ・ moonlit n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溶液 ・ ようえき ・ solution, solvent</text:p>
            <text:p>消毒液 ・ しょうどくえき ・ antiseptic solution</text:p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後ろ手に戒める ・ うしろでにいましめる ・ bind so.’s hands behind their back</text:p>
            <text:p>戒告 ・ かいこく ・ caution, warning, reprimand</text:p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お幾つですか ・ おいくつですか ・ how old are you?</text:p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巾着 ・ いそぎんちゃく ・ sea anemone, seaflower</text:p>
            <text:p>磯釣り ・ いそづり ・ fishing from rocks near the shore </text:p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屋 ・ はたや ・ weaver</text:p>
            <text:p>有機物 ・ ゆうきぶつ ・ organic matter</text:p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族 ・ しぞく ・ clan, family</text:p>
            <text:p>彼氏 ・ かれし ・ he; lover, beau</text:p>
            <text:p>氏の意見 ・ しのいけん ・ his opinion</text:p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流浪の民 ・ るろうのたみ ・ wandering people</text:p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>紙 ・ かみ ・ paper</text:p>
            <text:p>表紙 ・ ひょうし ・ cover, bi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高より低へ ・ こうよりていへ ・ from high to low</text:p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抵触 ・ ていしょく ・ being contrary, inconsistent; collision, conflict</text:p>
            <text:p>抵抗する ・ ていこうする ・ resist, oppose, defy</text:p>
            <text:p>無抵抗 ・ むていこう ・ nonresistance</text:p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底本 ・ ていほん ・ original text</text:p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星 ・ きょせい ・ giant star; great person, big shot</text:p>
            <text:p>巨象 ・ きょぞう ・ gigantic elephant</text:p>
            <text:p>巨岩 ・ きょがん ・ huge rock, crag</text:p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君臣 ・ くんしん ・ sovereign and subject, lord and vassal</text:p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 ・ もとい ・ nonphysical basis, foundation, essence</text:p>
            <text:p>基準 ・ きじゅん ・ standard, criterion, basis</text:p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最期 ・ さいご ・ one’s last moments, death</text:p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 ・ け ・ hair, fur</text:p>
            <text:p>羽化 ・ うか ・ emergence of insects </text:p>
            <text:p>羽音 ・ はおと ・ flapping / whirring of wings</text:p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有尾類 ・ ゆうびるい ・ tailed amphibians</text:p>
            <text:p>尾 ・ お ・ tail</text:p>
            <text:p>尾頭付き ・ おかしらつき ・ fish served whole</text:p>
            <text:p>船尾 ・ せんび ・ stern, poop</text:p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育英 ・ いくえい ・ education of the gifted / promising </text:p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羊 ・ ひつじ ・ sheep</text:p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洋品 ・ ようひん ・ haberdashery; Western-style apparel and accessories</text:p>
            <text:p>洋間 ・ ようま ・ Western-style room</text:p>
            <text:p>西洋 ・ せいよう ・ the West, the Occident</text:p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 ・ さかな ・ fish </text:p>
            <text:p>魚 ・ うお ・ fish mainly in 魚市場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鮮紅 ・ せんこう ・ scarlet, bright red</text:p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鉄 ・ そてつ ・ king sago palm, Cycas revoluta</text:p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密な ・ しょうみつな ・ minute, detailed, elaborate</text:p>
            <text:p>詳しさ ・ くわしさ ・ detailedness; completeness; know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瑞祥 ・ ずいしょう ・ auspicious sign, good omen</text:p>
            <text:p>吉祥 ・ きっしょう [きちじょう] ・ auspicious o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業師 ・ わざし ・ tricky wrestler, shrewd fellow</text:p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口実 ・ こうじつ ・ excuse, pretext, pretense</text:p>
            <text:p>実直な ・ じっちょくな ・ upright, honest, stead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い育てる ・ やしないそだてる ・ foster, bring up, rear</text:p>
            <text:p>栄養 ・ えいよう ・ nutrition, nourishment</text:p>
            <text:p>修養 ・ しゅうよう ・ mental culture, cultivation of the mind, character-building</text:p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む ・ たくらむ ・ [vt] scheme, plot, conspire</text:p>
            <text:p>殺害を 企てる ・ さつがいを くわだてる ・ attempt a murder</text:p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げる ・ まげる ・ [vt] bend, curve</text:p>
            <text:p>曲がりくねる ・ まがりくねる ・ [vi] turn and twist, zigzag</text:p>
            <text:p>曲がり角 ・ まがりかど ・ street corner, turning</text:p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る ・ おこる ・ [vi] prosper, thrive, flourish; spring up, be established</text:p>
            <text:p>興す ・ おこす ・ [vt] cause to rise to prosperity ; promote, advance, develop</text:p>
            <text:p>作興する ・ さっこうする ・ promote, enhance; awaken, arouse</text:p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輿丁 ・ よてい ・ palanquin bearer</text:p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 ・ たつ ・ dragon</text:p>
            <text:p>竜宮 ・ りゅうぐう ・ Palace of the Dragon King</text:p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>滝壷 ・ たきつぼ ・ pool below a waterfal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>籠 ・ かご ・ basket</text:p>
            <text:p>籠もった声 ・ こもったこえ ・ thick voice</text:p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の刻 ・ たつのこく ・ the 5th hour, 8 a.m.; the Hour of the Dragon</text:p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場 ・ のうじょう ・ farm</text:p>
            <text:p>自作農 ・ じさくのう ・ owner farmer</text:p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紫 ・ こむらさき ・ dark purple</text:p>
            <text:p>濃厚な ・ のうこうな ・ thick, dense, heavy, rich</text:p>
            <text:p>濃緑色 ・ のうりょくしょく ・ dark green</text:p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富な ・ ほうふな ・ abundant, plentiful, rich</text:p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大吉 ・ だいきち ・ excellent / good luck</text:p>
            <text:p>不吉 ・ ふきつ ・ ill omen, inauspiciousness</text:p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目の詰んだ ・ めのつんだ ・ fine -grained , close</text:p>
            <text:p>詰む ・ つむ ・ be packed, become fine / close</text:p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末 ・ けつまつ ・ termination, end, close, conclusion</text:p>
            <text:p>結わえる ・ ゆわえる ・ [vt] tie up , bind, fasten</text:p>
            <text:p>髪結い ・ かみゆい ・ hairdresser, hairdressing</text:p>
            <text:p>縄を杭に結わえる ・ なわをくいにゆわえる ・ tie / fasten a rope to a po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棄する ・ とうきする ・ abandon, give up, throw away</text:p>
            <text:p>投影 ・ とうえい ・ cast shadow; projection</text:p>
            <text:p>投げ飛ばす ・ なげとばす ・ [vt] fling away</text:p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後 ・ ぼつご ・ after one’s death</text:p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工場を 設ける ・ こうじょうを もうける ・ set up a factory</text:p>
            <text:p>設計 ・ せっけい ・ design, pl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算段 ・ さんだん ・ contrivance, management</text:p>
            <text:p>段落 ・ だんらく ・ end of paragraph; conclusion</text:p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到する ・ さっとうする ・ rush / pour in; descend on</text:p>
            <text:p>殺生する ・ せっしょうする ・ destroy life, kill animals</text:p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梵刹 ・ ぼんさつ [ぼんせつ] ・ Buddhist temple</text:p>
            <text:p>刹那 ・ せつな ・ moment, instant; kṣaṇa (1/75 of a second </text:p>
            <text:p>刹那的 ・ せつなてき ・ ephemeral, transitory</text:p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配給 ・ はいきゅう ・ distribution, supply; rationing</text:p>
            <text:p>給与 ・ きゅうよ ・ allowance, grant; pay, salary</text:p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鮮やかな色 ・ あざやかないろ ・ vivid colors</text:p>
            <text:p>色素 ・ しきそ ・ pigment, coloring matter</text:p>
            <text:p>色情 ・ しきじょう ・ lust</text:p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大声 ・ おおごえ ・ loud voice</text:p>
            <text:p>声 ・ こえ ・ voice</text:p>
            <text:p>声価 ・ せいか ・ reputation, fame</text:p>
            <text:p>名声 ・ めいせい ・ fame,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 ・ まゆ ・ eyebrow, brow</text:p>
            <text:p>焦眉 ・ しょうび ・ emergency, urgency</text:p>
            <text:p>焦眉の急 ・ しょうびのきゅう ・ urgent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村里 ・ むらざと ・ village</text:p>
            <text:p>山里 ・ やまざと ・ mountain hamlet / village</text:p>
            <text:p>一里塚 ・ いちりづか ・ milepost, -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代理人 ・ だいりにん ・ representative, agent, proxy</text:p>
            <text:p>受理する ・ じゅりする ・ accept a report </text:p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める ・ うめる ・ [vt]bury, embed; fill up</text:p>
            <text:p>埋まる ・ うまる ・ [vi] be embedded; filled up, buried under</text:p>
            <text:p>埋もれる ・ うもれる ・ [vi] be buried in oblivion ; live in obscurity</text:p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平野 ・ ひらの ・ (surname)</text:p>
            <text:p>野 ・ の ・ fie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ずむ ・ くろずむ ・ blacken, darken</text:p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墨 ・ すみ ・ India ink</text:p>
            <text:p>墨汁 ・ ぼくじゅう ・ India ink, black writing fluid</text:p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>児童 ・ じどう ・ child, juvenile</text:p>
            <text:p>童謡 ・ どうよう ・ children’s song, nursery rhyme</text:p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推し量る ・ おしはかる ・ [vt] conjecture, surmise, guess</text:p>
            <text:p>量感 ・ りょうかん ・ massive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八重咲きの ・ やえざきの ・ double-flowering</text:p>
            <text:p>十重二十重 ・ とえはたえ ・ manifold, multitude</text:p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かす ・ うごかす ・ [vt] move, shift, remove; set in motion, drive, operate; change, alter</text:p>
            <text:p>人事異動 ・ じんじいどう ・ personnel changes, reshuffle</text:p>
            <text:p>動かし難い ・ うごかしがたい ・ immovable; unshakable, undeniable</text:p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労働 ・ ろうどう ・ labor, toil manual </text:p>
            <text:p>稼働 ・ かどう ・ work[ing]; operation of a machine </text:p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種 ・ たね ・ seed</text:p>
            <text:p>特種 ・ とくだね ・ exclusive news, scoop</text:p>
            <text:p>質種 ・ しちぐさ ・ article for pawning</text:p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熱帯 ・ あねったい ・ subtropics</text:p>
            <text:p>亜麻 ・ あま ・ flax</text:p>
            <text:p>亜鉛 ・ あえん ・ zinc</text:p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嫌悪 ・ けんお ・ hatred, dislike, repugnance</text:p>
            <text:p>善し悪し ・ よしあし ・ good or bad / evil, right or wrong</text:p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要 ・ かなめ ・ pivot; main point, key</text:p>
            <text:p>紀要 ・ きよう ・ bulletin, proceedings</text:p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栄養価 ・ えいようか ・ nutritive value</text:p>
            <text:p>評価する ・ ひょうかする ・ evaluate, appraise</text:p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然の ・ ひつぜんの ・ inevitable, necessary</text:p>
            <text:p>必勝 ・ ひっしょう ・ certain victory</text:p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 ・ あかし ・ proof, evidence, testimony of love, innocence, in Christianity, … </text:p>
            <text:p>実証 ・ じっしょう ・ actual proof</text:p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否む ・ いなむ ・ [vt] refuse, decline</text:p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お食事処 ・ おしょくじどころ ・ restaurant Japanese </text:p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占拠 ・ せんきょ ・ occupation territory, … ; exclusive possession</text:p>
            <text:p>拠出 ・ きょしゅつ ・ donation, contribution</text:p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計らう ・ はからう ・ [vt] see to, manage, arrange, dispose of</text:p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運針 ・ うんしん ・ handling of a needle</text:p>
            <text:p>針 ・ はり ・ needle</text:p>
            <text:p>指針 ・ ししん ・ compass needle; indicator, pointer; hand; guiding principle</text:p>
            <text:p>針状の ・ はりじょうの ・ needle-shaped, pointed</text:p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長 ・ そうちょう ・ president of a university, chancellor</text:p>
            <text:p>総務 ・ そうむ ・ general affairs; manager, director</text:p>
            <text:p>総菜 ・ そうざい ・ household dish daily, side, … </text:p>
            <text:p>総社 ・ そうじゃ ・ shrine enshrining several gods </text:p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窓 ・ まど ・ window</text:p>
            <text:p>窓枠 ・ まどわく ・ window frame, sash</text:p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一矢 ・ いっし ・ one arrow; retort</text:p>
            <text:p>矢鱈に ・ やたらに ・ indiscriminately; recklessly; thoughtlessly</text:p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知れる ・ しれる ・ [vi] become known; be found out; not amount too much</text:p>
            <text:p>知らせる ・ しらせる ・ [vt] let know, tell, inform, report</text:p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院 ・ いいん ・ clinic</text:p>
            <text:p>医療 ・ いりょう ・ medical treatment / care</text:p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縮 ・ たんしゅく ・ shortening, contraction, reduction</text:p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失笑する ・ しっしょうする ・ burst out laughing</text:p>
            <text:p>失策 ・ しっさく ・ blunder, slip, error</text:p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私鉄 ・ してつ ・ railroad line nongovt / private </text:p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夫に代わって ・ おっとにかわって ・ on my husband's behalf</text:p>
            <text:p>夫 ・ おっと ・ husband</text:p>
            <text:p>農夫 ・ のうふ ・ peasant, plowman</text:p>
            <text:p>人夫 ・ にんぷ ・ coolie, porter, laborer</text:p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ながら族 ・ ながらぞく ・ persons doing two things at once studying while watching TV, … </text:p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する ・ たびする ・ travel, take a trip</text:p>
            <text:p>旅人 ・ たびびと ・ traveler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遊ばす ・ あそばす ・ [vt] be pleased to, deign, condescend honorific </text:p>
            <text:p>遊び人 ・ あそびにん ・ gambler; playboy</text:p>
            <text:p>遊山 ・ ゆさん ・ excursion, outing, picnic</text:p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薬 ・ せやく ・ free medicine</text:p>
            <text:p>施行する ・ せぎょうする ・ give al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律 ・ せんりつ ・ melody</text:p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旗 ・ はた ・ flag, banner</text:p>
            <text:p>旗揚げ ・ はたあげ ・ raising an army; launching busi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る ・ ほうる ・ [vt] throw, toss, fling, cast; throw up, neglect</text:p>
            <text:p>民放 ・ みんぽう ・ commercial broadcast</text:p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さ ・ はげしさ ・ intensity, severity</text:p>
            <text:p>激賞 ・ げきしょう ・ high praise, unbounded admiration</text:p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童 ・ ぼくどう ・ cowboy; shepherd</text:p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位 ・ くらい ・ rank; position</text:p>
            <text:p>各位 ・ かくい ・ gentlemen, sirs</text:p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笑い物 ・ わらいもの ・ object of ridicule, subject of derision</text:p>
            <text:p>一笑する ・ いっしょうする ・ laugh a laugh, smile a smile</text:p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有 ・ せんゆう ・ exclusive possession, monopoly</text:p>
            <text:p>専攻する ・ せんこうする ・ major in, specialize in</text:p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互恵 ・ ごけい ・ reciprocity, mutual benefits</text:p>
            <text:p>恵方 ・ えほう ・ lucky direction</text:p>
            <text:p>恵まれる ・ めぐまれる ・ [vi] be blessed; be privileged, favored</text:p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二人連れ ・ ふたりづれ ・ party of two</text:p>
            <text:p>連なる ・ つらなる ・ [vi] range, stand in a row; att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一軍 ・ いちぐん ・ major league team</text:p>
            <text:p>敵軍 ・ てきぐん ・ hostile army force, enemy troops</text:p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び ・ はこび ・ carriage; step, pace; progress, development; stage</text:p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デモ隊 ・ でもたい ・ demonstrators</text:p>
            <text:p>隊形 ・ たいけい ・ battle formation, disposition of troo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色 ・ ていしき ・ color, coloring</text:p>
            <text:p>謹呈する ・ きんていする ・ make a present</text:p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 ・ ほど ・ extent; about, or so</text:p>
            <text:p>程無く ・ ほどなく ・ soon afterward ; shortly; before long</text:p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賢 ・ せいけん ・ saints and sages</text:p>
            <text:p>聖火 ・ せいか ・ sacred fire / torch</text:p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靴紐 ・ くつひも ・ shoelace</text:p>
            <text:p>紐帯 ・ ちゅうたい ・ cords and belts; bond, ties; important social ties</text:p>
            <text:p>紐解く ・ ひもとく ・ open, untie, read, peruse scroll, book </text:p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靴 ・ かわぐつ ・ leather shoes</text:p>
            <text:p>革手袋 ・ かわてぶくろ ・ leather gloves</text:p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脱皮 ・ だっぴ ・ ecdysis; self-renewal</text:p>
            <text:p>樹皮 ・ じゅひ ・ bark</text:p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難破 ・ なんぱ ・ shipwreck</text:p>
            <text:p>見破る ・ みやぶる ・ [vt] see through, penetrate, read another’s thoughts </text:p>
            <text:p>破れ目 ・ やぶれめ ・ rent, tear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津波 ・ つなみ ・ tidal wave</text:p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果て ・ はて ・ end, extremity, limit</text:p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日課 ・ にっか ・ daily lesson / task</text:p>
            <text:p>課税 ・ かぜい ・ taxation</text:p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巣箱 ・ すばこ ・ bird box / house</text:p>
            <text:p>蜂巣 ・ ほうそう ・ beehive, hive</text:p>
            <text:p>営巣 ・ えいそう ・ nest building</text:p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お茶 ・ おちゃ ・ tea, green tea; tea ceremony</text:p>
            <text:p>無茶な ・ むちゃな ・ absurd, unreasonable; reckless; excessive; disorderly</text:p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帯 ・ せたい ・ household, home</text:p>
            <text:p>この世 ・ このよ ・ this world, present life</text:p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子葉 ・ しよう ・ seed leaf, cotyledon</text:p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却する ・ ききゃくする ・ turn down, reject, renounce</text:p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浅緑 ・ あさみどり [せんりょく] ・ light green</text:p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ぐ ・ はぐ ・ [vt] skin, flay; peel, tear, rip, strip off a surface ; disrobe, strip, deprive so. of</text:p>
            <text:p>剝製 ・ はくせい ・ stuffing, mounting; stuffed animal</text:p>
            <text:p>剝げる ・ はげる ・ [vi] peel, come, wear off; fade, discolor</text:p>
            <text:p>剝がれる ・ はがれる ・ [vi] peel off, come unstuck from a surface </text:p>
            <text:p>剝がす ・ はがす ・ [vt] skin, flay; peel, tear, rip, strip off a surface </text:p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縁側 ・ えんがわ ・ veranda</text:p>
            <text:p>宿縁 ・ しゅくえん ・ karma, destiny, fate</text:p>
            <text:p>因縁 ・ いんねん ・ connection, affinity; origin, (in)direct causes; karma, fate; pretext</text:p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厄介 ・ やっかい ・ trouble, annoyance</text:p>
            <text:p>介抱する ・ かいほうする ・ nurse, care for</text:p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他界する ・ たかいする ・ die, pass away</text:p>
            <text:p>各界 ・ かっかい ・ every sphere of life, various circles</text:p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浮説 ・ ふせつ ・ wild rumor, speculation</text:p>
            <text:p>浮く ・ うく ・ [vi] float</text:p>
            <text:p>浮かれる ・ うかれる ・ [vi] become buoyant; be gay, in high spirits</text:p>
            <text:p>浮かぶ ・ うかぶ ・ [vi] float; appear; come to mind</text:p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官 ・ しょうかん ・ general, admiral</text:p>
            <text:p>陸将 ・ りくしょう ・ lieutenant general, general officer</text:p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励 ・ しょうれい ・ encouragement, incitement, promotion, stimulation</text:p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現状 ・ げんじょう ・ present condition</text:p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弱な ・ びょうじゃくな ・ weak(ly), sickly</text:p>
            <text:p>疾病 ・ しっぺい ・ sickness, disease</text:p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不眠症 ・ ふみんしょう ・ insomnia</text:p>
            <text:p>神経症 ・ しんけいしょう ・ neurosis, nervous disease</text:p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む ・ いたむ ・ [vi] feel pain, hurt, ache</text:p>
            <text:p>痛ましい ・ いたましい ・ sad, heartbreaking, piteous, pathetic, miserable</text:p>
            <text:p>痛める ・ いためる ・ [vt] inflict pain, hurt, injure; bother, worry, afflict</text:p>
            <text:p>痛痛しい ・ いたいたしい ・ pitiful, pathetic</text:p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憶測 ・ おくそく ・ conjecture, speculation, guess</text:p>
            <text:p>憶説 ・ おくせつ ・ hypothesis, speculation</text:p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面もなく ・ おくめんもなく ・ audaciously, impudently, unabashedly</text:p>
            <text:p>臆説 ・ おくせつ ・ hypothesis, speculation</text:p>
            <text:p>臆測 ・ おくそく ・ conjecture, speculation, guess</text:p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敵視する ・ てきしする ・ regard as an enemy</text:p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新規に ・ しんきに ・ newly</text:p>
            <text:p>規模 ・ きぼ ・ scale, scope</text:p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鉄則 ・ てっそく ・ ironclad rule, immutable law</text:p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裏側 ・ うらがわ ・ back side reverse, other; wrong </text:p>
            <text:p>敵側 ・ てきがわ ・ enemy’s side</text:p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る ・ はかる ・ [vt] measure, gauge physical dimensions </text:p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け役 ・ ふけやく ・ role of an aged person</text:p>
            <text:p>老い先 ・ おいさき ・ remaining years of one’s life </text:p>
            <text:p>老い込む ・ おいこむ ・ grow old, weaken with age</text:p>
            <text:p>敬老 ・ けいろう ・ respect for the aged</text:p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養 ・ こうよう ・ discharge of filial duties</text:p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分厚い ・ ぶあつい ・ bulky, massive</text:p>
            <text:p>厚生 ・ こうせい ・ public welfare, health promotion</text:p>
            <text:p>厚着する ・ あつぎする ・ be heavily clothed</text:p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込む ・ おしえこむ ・ [vt] inculcate, instill, train</text:p>
            <text:p>教わる ・ おそわる ・ [vt] be taught, learn, take / receive lessons in</text:p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備した ・ かんびした ・ fully-equipped, perfect, comple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養老院 ・ ようろういん ・ institution for the aged</text:p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 ・ むね ・ principle, aim</text:p>
            <text:p>宗派 ・ しゅうは ・ religious sect, denomination</text:p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前夜祭 ・ ぜんやさい ・ the eve of a festival / holiday </text:p>
            <text:p>芸術祭 ・ げいじゅつさい ・ art festival</text:p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際 ・ きわ ・ side, edge</text:p>
            <text:p>際限 ・ さいげん ・ limits, end, bounds</text:p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り ・ いのり ・ prayer</text:p>
            <text:p>祈り求める ・ いのりもとめる ・ pray for</text:p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開祖 ・ かいそ ・ founder, originator</text:p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合う ・ たすけあう ・ [vi] help each other</text:p>
            <text:p>助かる ・ たすかる ・ [vi] be helped, rescued, spared</text:p>
            <text:p>助太刀する ・ すけだちする ・ help so. in a fight , back up</text:p>
            <text:p>助役 ・ じょやく ・ assistant official; deputy mayor; deputy station-master</text:p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に入る ・ なかにはいる ・ act as an intermediary</text:p>
            <text:p>仲立ち ・ なかだち ・ intermediation</text:p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義 ・ ちゅうぎ ・ loyalty, fidelity, devotion</text:p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釣り ・ おきづり ・ offshore fishing</text:p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保つ ・ たもつ ・ [vt] preserve, sustain; maintain, keep, hold unchanged / good condition </text:p>
            <text:p>命を保つ ・ いのちをたもつ ・ preserve life</text:p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気に取られる ・ あっけにとられる ・ be astonished, amazed</text:p>
            <text:p>痴呆症 ・ ちほうしょう ・ dementia</text:p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守備 ・ しゅび ・ defense; fielding</text:p>
            <text:p>留守 ・ るす ・ absence from home ; caretaking; defending as one's lord is away </text:p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団交 ・ だんこう ・ collective bargaining</text:p>
            <text:p>団結 ・ だんけつ ・ unity, union, solidarity</text:p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対句 ・ ついく ・ couplet, antithesis</text:p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>村落 ・ そんらく ・ village, hamlet</text:p>
            <text:p>漁村 ・ ぎょそん ・ fishing village</text:p>
            <text:p>村里 ・ むらざと ・ village</text:p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何才 ・ なんさい ・ how old, what age</text:p>
            <text:p>漫才 ・ まんざい ・ comic dialogue / backchat</text:p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を成す ・ ざいをなす ・ build a fortune</text:p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器 ・ ざいき ・ talent, ability</text:p>
            <text:p>素材 ・ そざい ・ material; subject matter</text:p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沈着 ・ ちんちゃく ・ composure, self-possession</text:p>
            <text:p>撃沈する ・ げきちんする ・ attack and sink a ship</text:p>
            <text:p>沈む ・ しずむ ・ [vi] sink, submerge, go down; s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席 ・ ちんせき ・ bedding, bed(room)</text:p>
            <text:p>手枕 ・ てまくら ・ using one’s arm for a pillow</text:p>
            <text:p>枕頭 ・ ちんとう ・ one’s bedside, head of one’s b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偉丈夫 ・ いじょうふ ・ towering / great man; hero</text:p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杖 ・ つえ ・ cane, staff</text:p>
            <text:p>仕込み杖 ・ しこみづえ ・ sword cane</text:p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物 ・ えらぶつ ・ extraordinary character, talented / able person</text:p>
            <text:p>偉さ ・ えらさ ・ greatness; remarkableness</text:p>
            <text:p>ど偉い ・ どえらい ・ terrible, very serious</text:p>
            <text:p>偉勲 ・ いくん ・ great achievement</text:p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衛星 ・ えいせい ・ satellite; moon</text:p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間違える ・ まちがえる ・ [vt] mistake, confuse</text:p>
            <text:p>違える ・ ちがえる ・ [vt] change, alter; mistake, make a mistake</text:p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卵 ・ ほうらん ・ incubation</text:p>
            <text:p>辛抱 ・ しんぼう ・ patience, endurance, forbearance</text:p>
            <text:p>抱き合う ・ だきあう ・ [vi] hug, embra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砲術 ・ ほうじゅつ ・ gunnery, artillery</text:p>
            <text:p>祝砲 ・ しゅくほう ・ feu de joie, artillery / gun salute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 ・ あわ ・ bubble, foam</text:p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精 ・ たんせい ・ efforts, pains</text:p>
            <text:p>牡丹 ・ ぼたん ・ peony, Paeonia suffruticosa</text:p>
            <text:p>丹 ・ に ・ cinnabar red, vermilion</text:p>
            <text:p>丹塗りの ・ にぬりの ・ red-painted, vermilion-lacquer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 ・ ふね ・ boat</text:p>
            <text:p>舟着き場 ・ ふなつきば ・ wharf</text:p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 ・ ふね ・ ship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船舶業 ・ せんぱくぎょう ・ shipping industry</text:p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盤石 ・ ばんじゃく ・ huge rock; firmness</text:p>
            <text:p>落盤 ・ らくばん ・ cave-in</text:p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 ・ は ・ toot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たい ・ つめたい ・ cold to the touch , chilly; coldhearted, cold-blooded</text:p>
            <text:p>冷める ・ さめる ・ [vi] cool down; get cold</text:p>
            <text:p>冷える ・ ひえる ・ [vi] get cold, be cooled</text:p>
            <text:p>冷ややかさ ・ ひややかさ ・ coldness; frigidity, indifference</text:p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し ・ すこし ・ a few, a little</text:p>
            <text:p>少ない ・ すくない ・ few, not ma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鉄 ・ さてつ ・ iron sand</text:p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み ・ あゆみ ・ walking; step, pace</text:p>
            <text:p>歩合 ・ ぶあい ・ rate, percentage; commi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労力を省く ・ ろうりょくをはぶく ・ save labor</text:p>
            <text:p>省庁 ・ しょうちょう ・ Ministries and Agencies</text:p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首相 ・ しゅしょう ・ prime minister</text:p>
            <text:p>相続 ・ そうぞく ・ succession; inheritance</text:p>
            <text:p>相場 ・ そうば ・ market price; estimation</text:p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想う ・ おもう ・ [vt] think, believe, want heartfelt </text:p>
            <text:p>想い出 ・ おもいで ・ recollections, reminiscence heartfelt </text:p>
            <text:p>連想 ・ れんそう ・ association of ideas </text:p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総称 ・ そうしょう ・ generic name, general term</text:p>
            <text:p>病と称する ・ やまいとしょうする ・ pretend to be ill</text:p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の ・ たがいの ・ mutual, reciprocal</text:p>
            <text:p>互い違いに ・ たがいちがいに ・ alternately</text:p>
            <text:p>互選 ・ ごせん ・ co-opting, mutual election from own group </text:p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まる ・ つとまる ・ [vt] be fit / qualified for</text:p>
            <text:p>外務 ・ がいむ ・ foreign affairs</text:p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らかい ・ やわらかい ・ soft</text:p>
            <text:p>柔らかみ ・ やわらかみ ・ softness touch of </text:p>
            <text:p>柔らかな風 ・ やわらかなかぜ ・ gentle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化 ・ なんか ・ softening; weakening of the market </text:p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軒 ・ のき ・ eaves</text:p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ペンの軸 ・ ぺんのじく ・ penholder</text:p>
            <text:p>主軸 ・ しゅじく ・ principal axis; main spindle [shaft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庫入れ ・ くらいれ ・ warehousing</text:p>
            <text:p>倉庫 ・ そうこ ・ ware-, storehou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蔵 ・ くら ・ storehouse</text:p>
            <text:p>蔵出し ・ くらだし ・ delivery of goods from a storehouse</text:p>
            <text:p>米蔵 ・ こめぐら ・ rice granary</text:p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 ・ くら ・ storehouse</text:p>
            <text:p>倉荷 ・ くらに ・ warehouse goods</text:p>
            <text:p>穀倉 ・ こくそう ・ granary, grain elevator</text:p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る ・ つくる ・ [vt] create, bring into being new things </text:p>
            <text:p>創意 ・ そうい ・ original idea, ingenuity</text:p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忠告 ・ ちゅうこく ・ advice, counsel; warning, admonition</text:p>
            <text:p>上告 ・ じょうこく ・ final appeal</text:p>
            <text:p>お告げ ・ おつげ ・ oracle, revelation</text:p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創造する ・ そうぞうする ・ create</text:p>
            <text:p>創造性 ・ そうぞうせい ・ creativity</text:p>
            <text:p>造り付けの ・ つくりつけの ・ built-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 ・ ころも ・ outer garment, gown, priestly robe; garments, clothing, clothes</text:p>
            <text:p>更衣室 ・ こういしつ ・ locker / dressing room</text:p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帰依 ・ きえ ・ faith, devotion; conversion</text:p>
            <text:p>依嘱する ・ いしょくする ・ entrust with</text:p>
            <text:p>依頼する ・ いらいする ・ make a request</text:p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>袋入り ・ ふくろいり ・ pouched, sacked</text:p>
            <text:p>郵袋 ・ ゆうたい ・ mailbag</text:p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章 ・ ほうしょう ・ medal of merit</text:p>
            <text:p>毀誉褒貶 ・ きよほうへん ・ praise and censure, criticisms</text:p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 ・ うら ・ rear, reverse, inside</text:p>
            <text:p>禁裏 ・ きんり ・ the Imperial Palace / Court</text:p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 ・ おもて ・ front, surface, outside</text:p>
            <text:p>表にする ・ ひょうにする ・ tabulate; make a list of</text:p>
            <text:p>表れる ・ あらわれる ・ [vi] be expressed, show, become manifest</text:p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す ・ あらわす ・ [vt] cause to appear; show, display, reveal</text:p>
            <text:p>現に ・ げんに ・ actually, really, as a matter of fact</text:p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共著 ・ きょうちょ ・ co- / joint authorship</text:p>
            <text:p>著者 ・ ちょしゃ ・ author, writer</text:p>
            <text:p>著作権 ・ ちょさくけん ・ copy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強制する ・ きょうせいする ・ compel, force</text:p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図 ・ せいず ・ drafting, drawing</text:p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初初しい ・ ういういしい ・ innocent, naive, fresh</text:p>
            <text:p>書き初め ・ かきぞめ ・ New Year’s writing</text:p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裸線 ・ はだかせん ・ bare wire</text:p>
            <text:p>裸婦 ・ らふ ・ nude wom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難い ・ かたい ・ difficult, hard</text:p>
            <text:p>難色 ・ なんしょく ・ disapproval, reluctance</text:p>
            <text:p>難無く ・ なんなく ・ easily, without difficulty</text:p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尉 ・ じゅんい ・ warrant officer</text:p>
            <text:p>准看護婦 ・ じゅんかんごふ ・ junior nurse</text:p>
            <text:p>准将 ・ じゅんしょう ・ commodore, brigadier general</text:p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準急 ・ じゅんきゅう ・ local express, semi-express train </text:p>
            <text:p>準備する ・ じゅんびする ・ provide for; prepare against</text:p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万一に備える ・ まんいちにそなえる ・ provide against contingencies</text:p>
            <text:p>備わる ・ そなわる ・ [vi] be provided, furnished with</text:p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必死に ・ ひっしに ・ for one’s dear life, desperately</text:p>
            <text:p>死に絶える ・ しにたえる ・ die out, become extinct</text:p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り去る ・ ほうむりさる ・ consign to oblivion</text:p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激烈な ・ げきれつな ・ vehement, severe, furious, violent</text:p>
            <text:p>熱烈な ・ ねつれつな ・ ardent, fervent, vehement</text:p>
            <text:p>猛烈な ・ もうれつな ・ violent, vehement, fierce</text:p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八つ裂きにする ・ やつざきにする ・ tear sb. to pieces, tear limb from limb</text:p>
            <text:p>夫婦の仲を裂く ・ ふうふのなかをさく ・ bring about marital separation</text:p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>条例 ・ じょうれい ・ regulations, rules,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法 ・ けいほう ・ criminal law, penal code</text:p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類型 ・ るいけい ・ similar type, prototype, pattern</text:p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究 ・ けんきゅう ・ research, study</text:p>
            <text:p>研修 ・ けんしゅう ・ study and training</text:p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災厄 ・ さいやく ・ calamity, disaster, accident</text:p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ながる ・ あぶながる ・ be afraid, apprehensive; doubt</text:p>
            <text:p>危うい ・ あやうい ・ dangerous, insecure</text:p>
            <text:p>危うく ・ あやうく ・ almost, nearly, in imminent danger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模範 ・ もはん ・ model, pattern, examp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霊 ・ おんりょう ・ revengeful ghost / specter</text:p>
            <text:p>宿怨 ・ しゅくえん ・ old grudge</text:p>
            <text:p>私怨 ・ しえん ・ personal grudge / enmity</text:p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>神宮外苑 ・ じんぐうがいえん ・ Outer Gardens of Meiji Shrine</text:p>
            <text:p>鹿野苑 ・ ろくやおん ・ The Deer Park place of Buddha's first sermon </text:p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てる ・ あてる ・ [vt] address a letter , direct; assign kanji to a word as phonetic substitutes </text:p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茶碗蒸し ・ ちゃわんむし ・ savory egg custard</text:p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腕 ・ うで ・ arm; ability</text:p>
            <text:p>腕白 ・ わんぱく ・ naughtiness, mischief</text:p>
            <text:p>才腕 ・ さいわん ・ ability,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消却する ・ しょうきゃくする ・ efface; erase</text:p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脚 ・ あし ・ leg</text:p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過失犯 ・ かしつはん ・ careless offense</text:p>
            <text:p>知能犯 ・ ちのうはん ・ intellectual criminal</text:p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映画狂 ・ えいがきょう ・ cinema enthusiast, movie fan</text:p>
            <text:p>番狂わせ ・ ばんくるわせ ・ unexpected result; upset,surprise</text:p>
            <text:p>狂う ・ くるう ・ [vi] go mad</text:p>
            <text:p>狂おしい ・ くるおしい ・ driving mad, distracting</text:p>
            <text:p>狂わす ・ くるわす ・ drive crazy / mad; put out of order</text:p>
            <text:p>狂わせる ・ くるわせる ・ [vt] drive crazy / m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牢獄 ・ ろうごく ・ prison, jail</text:p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前非 ・ ぜんぴ ・ one’s past folly / sin</text:p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斥する ・ はいせきする ・ expel, ostracize, reject, exclude</text:p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罪 ・ つみ ・ crime, sin</text:p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 ・ ばつ ・ punishment, penalty</text:p>
            <text:p>罰 ・ ばち ・ divine punishment, Heaven’s vengeance, retribution</text:p>
            <text:p>罰を科する ・ ばつをかする ・ inflict a punishment</text:p>
            <text:p>罰点 ・ ばってん ・ black / X mar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伴奏 ・ ばんそう ・ accompaniment</text:p>
            <text:p>お相伴 ・ おしょうばん ・ participation</text:p>
            <text:p>同伴する ・ どうはんする ・ accompany, go with</text:p>
            <text:p>随伴する ・ ずいはんする ・ attend, accompany, follow</text:p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評判 ・ ひょうばん ・ fame, reputation</text:p>
            <text:p>判を押す ・ はんをおす ・ affix a seal</text:p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書評 ・ しょひょう ・ book reviews</text:p>
            <text:p>評定 ・ ひょうじょう ・ conference, consultation</text:p>
            <text:p>評定 ・ ひょうてい ・ rating, evalu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ペテン師 ・ ぺてんし ・ swindler, finagler</text:p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標 ・ ざひょう ・ coordinates</text:p>
            <text:p>星座 ・ せいざ ・ constel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中卒 ・ ちゅうそつ ・ junior high graduate</text:p>
            <text:p>兵卒 ・ へいそつ ・ private, common soldier</text:p>
            <text:p>卒論 ・ そつろん ・ graduation thesis, dissertation</text:p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能率 ・ のうりつ ・ efficiency</text:p>
            <text:p>軽率な ・ けいそつな ・ rash, light-headed, careless</text:p>
            <text:p>引率者 ・ いんそつしゃ ・ leader, commander</text:p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 ・ かさ ・ umbrella</text:p>
            <text:p>傘を差す ・ かさをさす ・ hold an umbrella</text:p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松笠 ・ まつかさ ・ pine cone</text:p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>巨星 ・ きょせい ・ giant star; great person / star, big shot</text:p>
            <text:p>明星 ・ みょうじょう ・ Venus</text:p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汁椀 ・ しるわん ・ soup bowl</text:p>
            <text:p>一汁一菜 ・ いちじゅういっさい ・ simple meal</text:p>
            <text:p>蜜柑の汁 ・ みかんのしる ・ mandarin orange juice</text:p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無料 ・ むりょう ・ for free</text:p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前科 ・ ぜんか ・ previous offense, criminal record</text:p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断然 ・ だんぜん ・ resolutely, decisively</text:p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え付く ・ もえつく ・ catch fire</text:p>
            <text:p>再燃する ・ さいねんする ・ revive, come to the fore again</text:p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り ・ だんまり ・ silence, taciturnity; refusing explanation; pantomime</text:p>
            <text:p>黙秘する ・ もくひする ・ keep silent / secret</text:p>
            <text:p>暗黙の ・ あんもくの ・ tacit</text:p>
            <text:p>黙り込む ・ だまりこむ ・ sink into silence</text:p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 ・ けもの ・ beast</text:p>
            <text:p>珍獣 ・ ちんじゅう ・ rare animal</text:p>
            <text:p>猛獣 ・ もうじゅう ・ fierce animal, savage beast</text:p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銃 ・ りょうじゅう ・ hunting gu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 ・ りょう ・ fishing, fishery, fishing excursion</text:p>
            <text:p>漁獲 ・ ぎょかく ・ fishing; haul catch of fish </text:p>
            <text:p>出漁する ・ しゅつりょうする ・ go off fishing</text:p>
            <text:p>禁漁 ・ きんりょう ・ prohibition of fishing</text:p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込み ・ かりこみ ・ roundup</text:p>
            <text:p>狩り出す ・ かりだす ・ hunt out, round up</text:p>
            <text:p>暴力団狩り ・ ぼうりょくだんがり ・ gangster-round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煙る ・ けむる ・ [vi] smoke; be hazy</text:p>
            <text:p>煙 ・ けむり ・ smoke</text:p>
            <text:p>煙たい ・ けむたい ・ smoky; feeling awkward</text:p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ける ・ やける ・ [vi] burn, glow red; be sunburnt, heated</text:p>
            <text:p>焼き場 ・ やきば ・ crematory</text:p>
            <text:p>類焼する ・ るいしょうする ・ catch fire from next door </text:p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 ・ あかつき ・ d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復旧する ・ ふっきゅうする ・ be restored, recover</text:p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園児 ・ えんじ ・ kindergarten child</text:p>
            <text:p>稚児 ・ ちご ・ infant, child</text:p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金 ・ あかがね ・ copper</text:p>
            <text:p>赤らめる ・ あからめる ・ [vt] blush, redden</text:p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革 ・ へんかく ・ change, reform, revolution</text:p>
            <text:p>変わり目 ・ かわりめ ・ turning point</text:p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愛 ・ れんあい ・ love romantic </text:p>
            <text:p>恋 ・ こい ・ love romantic </text:p>
            <text:p>恋しい ・ こいしい ・ beloved, dear, dar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好する ・ あいこうする ・ love, be fond of</text:p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える ・ うれえる ・ [vt] worry about</text:p>
            <text:p>憂さ ・ うさ ・ gloom, melancholy</text:p>
            <text:p>憂き ・ うき ・ [literary] grief, sorrow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れる ・ すぐれる ・ [vi]be excellent, surpass; be better, superior to</text:p>
            <text:p>優れて ・ すぐれて ・ exceedingly, by far, conspicuously</text:p>
            <text:p>優しくする ・ やさしくする ・ be kind to, treat kindly</text:p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栗 ・ くり ・ chestnut</text:p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票田 ・ ひょうでん ・ favorable voting constituency</text:p>
            <text:p>開票 ・ かいひょう ・ official counting of votes</text:p>
            <text:p>調査票 ・ ちょうさひょう ・ questionna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漂着 ・ ひょうちゃく ・ drifting a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 ・ おのおの ・ each</text:p>
            <text:p>各方 ・ おのおのがた ・ all of you</text:p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客観 ・ きゃっかん ・ object; objective</text:p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体格 ・ たいかく ・ physique, build</text:p>
            <text:p>格安な ・ かくやすな ・ inexpensive, reasonable in price</text:p>
            <text:p>格上げする ・ かくあげする ・ raise to higher status, promote to a higher rank</text:p>
            <text:p>格好 ・ かっこう ・ suitability, moderate price ; shape, form; appearance, mann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む ・ からむ ・ [vi] entwine, twine around; get caught</text:p>
            <text:p>絡まる ・ からまる ・ [vi] entwine, twine around; get caught / entangled</text:p>
            <text:p>絡める ・ からめる ・ [vt] entwine, entangle, twine around; coat, cover, baste; link, invol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略取 ・ りゃくしゅ ・ abduction</text:p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楼閣 ・ ろうかく ・ multistoried building</text:p>
            <text:p>閣僚 ・ かくりょう ・ cabinet members</text:p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下落 ・ げらく ・ depreciation, slump; decline, fall</text:p>
            <text:p>落ち込む ・ おちこむ ・ [vt] fall into; feel down, be in a slump </text:p>
            <text:p>段落 ・ だんらく ・ paragraph; end, concl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洒落 ・ しゃれ ・ witticism, joke; pun, wordpla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付 ・ はいふ ・ distribution, apportionment</text:p>
            <text:p>配置 ・ はいち ・ arrangement; posting of troops </text:p>
            <text:p>配合 ・ はいごう ・ combination, distribution, arrangement; harmony</text:p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乳酸 ・ にゅうさん ・ lactic acid</text:p>
            <text:p>アミノ酸 ・ あみのさん ・ amino acid</text:p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の事 ・ なおのこと ・ all the more, still more</text:p>
            <text:p>猶良い ・ なおよい ・ still better</text:p>
            <text:p>昼猶暗い ・ ひるなおくらい ・ dark even in the daytime</text:p>
            <text:p>春猶浅し ・ はるなおあさし ・ """Spring is not yet far advanced"""</text:p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重する ・ そんちょうする ・ respect, esteem, value</text:p>
            <text:p>尊ぶ ・ たっとぶ ・ [vt] honor, respect, revere</text:p>
            <text:p>尊顔 ・ そんがん ・ your counten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指導する ・ しどうする ・ guide, lead, instruct</text:p>
            <text:p>導き ・ みちびき ・ guidance</text:p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遠する ・ けいえんする ・ keep at a respectful distance; avoid</text:p>
            <text:p>敬具 ・ けいぐ ・ Yours truly / respectfully</text:p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備 ・ けいび ・ guard, defense</text:p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世人を驚かす ・ せじんをおどろかす ・ strike terror in people’s hearts</text:p>
            <text:p>驚かされる ・ おどろかされる ・ be surprised</text:p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散る ・ ちる ・ [vi] scatter, disperse, break up, dissipate fall, be scattered / shed; die </text:p>
            <text:p>散発的な ・ さんぱつてきな ・ sporadic</text:p>
            <text:p>四散する ・ しさんする ・ scatter in all directions </text:p>
            <text:p>一目散に ・ いちもくさんに ・ at full / top speed</text:p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えず ・ あえず ・ [literary] hardly finishing doing , unable to do sufficient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正 ・ げんせい ・ exactness, strictness, rigor</text:p>
            <text:p>戒厳令 ・ かいげんれい ・ martial law</text:p>
            <text:p>荘厳な ・ そうごんな ・ solemn, sublime</text:p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印 ・ ふついん ・ French Indochina</text:p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い戻す ・ はらいもどす ・ pay back</text:p>
            <text:p>払う ・ はらう ・ [vt] pay; clear away</text:p>
            <text:p>払拭する ・ ふっしょくする ・ wipe out / away, dispel, cast aside worries, … </text:p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張する ・ かくちょうする ・ expand, extend, enlarge</text:p>
            <text:p>拡充 ・ かくじゅう ・ expansion, amplification</text:p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許可する ・ きょかする ・ permit, approve, authorize</text:p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何彼と ・ なにかと ・ in various ways</text:p>
            <text:p>何しろ ・ なにしろ ・ anyhow, at any rate; as you know</text:p>
            <text:p>何気無く ・ なにげなく ・ casually, as if nothing had happened</text:p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政 ・ かせい ・ tyranny, despotism</text:p>
            <text:p>苛性 ・ かせい ・ caustic</text:p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 ・ に ・ load, cargo</text:p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河岸 ・ かし ・ riverside; fish marke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‑ ・ お‑ ・ prefix to convey intimacy esp. names of women </text:p>
            <text:p>阿父様 ・ おとうさま ・ Father</text:p>
            <text:p>阿る ・ おもねる ・ [vi] flatter, fawn upon, toady</text:p>
            <text:p>阿片 ・ あへん ・ opium</text:p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令官 ・ しれいかん ・ comman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候する ・ しこうする ・ pay one’s respects, make a courtesy call; wait upon a nobleman </text:p>
            <text:p>奉伺する ・ ほうしする ・ inquire after so.'s health </text:p>
            <text:p>伺いを立てる ・ うかがいをたてる ・ inquire of, ask for so.’s opinion; invoke an orac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前置詞 ・ ぜんちし ・ preposition</text:p>
            <text:p>賞詞 ・ しょうし ・ words of praise, eulogy</text:p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い犬 ・ かいいぬ ・ house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大冊 ・ たいさつ ・ great volume, bulky boo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後嗣 ・ こうし ・ heir; successor</text:p>
            <text:p>養嗣子 ・ ようしし ・ adoptive heir</text:p>
            <text:p>嫡嗣 ・ ちゃくし ・ legitimate heir</text:p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き見 ・ のぞきみ ・ peeking, peeping through a hole, narrow gap, … </text:p>
            <text:p>覗き込む ・ のぞきこむ ・ [vt] look into, peer in</text:p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子守歌 ・ こもりうた ・ lullaby</text:p>
            <text:p>歌 ・ うた ・ song; poem</text:p>
            <text:p>歌声 ・ うたごえ ・ singing (voice)</text:p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かす ・ まかす ・ [vt] defeat, beat, vanquish, outdo, outplay</text:p>
            <text:p>言い負かす ・ いいまかす ・ talk a person down, confute</text:p>
            <text:p>請け負い ・ うけおい ・ contract for work , contracted work</text:p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試合に敗れる ・ しあいにやぶれる ・ lose a game</text:p>
            <text:p>成敗¹ ・ せいはい ・ success or failure</text:p>
            <text:p>成敗² ・ せいばい ・ punishment</text:p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問責 ・ もんせき ・ censure, reproof</text:p>
            <text:p>責め道具 ・ せめどうぐ ・ instruments of torture</text:p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もる ・ つもる ・ [vi] accumulate, get accumulated, be piled up</text:p>
            <text:p>山積する ・ さんせきする ・ form a huge pile</text:p>
            <text:p>積雪 ・ せきせつ ・ fallen snow</text:p>
            <text:p>積年 ・ せきねん ・ many years</text:p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起債 ・ きさい ・ flotation of a loan, issue of bonds</text:p>
            <text:p>社債 ・ しゃさい ・ debenture, corporation bond</text:p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湯に漬かる ・ ゆにつかる ・ have a dip in the bath tub</text:p>
            <text:p>漬かる ・ つかる ・ [vi] be immersed, steeped, be soaked in, submerged; be seasoned, salted</text:p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ぐ ・ つむぐ ・ [vt] spin, make yarn; spin a tale , speak</text:p>
            <text:p>紡績 ・ ぼうせき ・ spinning</text:p>
            <text:p>混紡 ・ こんぼう ・ mixed spinning</text:p>
            <text:p>紡織 ・ ぼうしょく ・ spinning and weaving</text:p>
            <text:p>紡錘 ・ ぼうすい ・ spind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功績 ・ こうせき ・ meritorious deed, achievement</text:p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具合 ・ ぐあい ・ condition, state; health; manner, way</text:p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に受ける ・ まにうける ・ take seriously, believe</text:p>
            <text:p>真の友 ・ しんのとも ・ true friend</text:p>
            <text:p>真に¹ ・ しんに ・ truly, indeed, really</text:p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らない ・ なおらない ・ irreparable, beyond repair</text:p>
            <text:p>真っ直ぐに ・ まっすぐに ・ dead straight; honestly</text:p>
            <text:p>直答 ・ ちょくとう ・ direct [prompt] answer</text:p>
            <text:p>直答 ・ じきとう ・ direct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わる ・ うわる ・ [vi] be planted</text:p>
            <text:p>入植 ・ にゅうしょく ・ settlement, immigration</text:p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利殖 ・ りしょく ・ moneymaking</text:p>
            <text:p>増殖する ・ ぞうしょくする ・ multiply, increase, propagate</text:p>
            <text:p>繁殖する ・ はんしょくする ・ breed, propagate, increase, multiply</text:p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 ・ あたい ・ value</text:p>
            <text:p>値引き ・ ねびき ・ reduction in price, discount</text:p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き物 ・ おきもの ・ ornament</text:p>
            <text:p>前置詞 ・ ぜんちし ・ preposition</text:p>
            <text:p>安置する ・ あんちする ・ install, lay in state</text:p>
            <text:p>常置の ・ じょうちの ・ permanent; standing</text:p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着 ・ せっちゃく ・ adhesion, gluing</text:p>
            <text:p>接線 ・ せっせん ・ tangent</text:p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起する ・ けいきする ・ occur in succession</text:p>
            <text:p>引き継ぐ ・ ひきつぐ ・ [vt] take over, hand over; succeed to, inherit</text:p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断ち切る ・ たちきる ・ cut off, disconnect</text:p>
            <text:p>断じて ・ だんじて ・ decidedly, absolutely</text:p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応じる ・ おうじる ・ [vi] respond to, act in accordance with; be suitable</text:p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>着床 ・ ちゃくしょう ・ implantation</text:p>
            <text:p>視床 ・ ししょう ・ thalamus</text:p>
            <text:p>床屋 ・ とこや ・ barber(shop)</text:p>
            <text:p>川床 ・ かわどこ ・ riverbed</text:p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袋 ・ あさぶくろ ・ jute bag</text:p>
            <text:p>麻酔 ・ ますい ・ anesthesi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経歴 ・ けいれき ・ personal history</text:p>
            <text:p>逮捕歴 ・ たいほれき ・ criminal record</text:p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暦 ・ こよみ ・ calendar</text:p>
            <text:p>暦年 ・ れきねん ・ calendar year</text:p>
            <text:p>太陽暦 ・ たいようれき ・ solar calenda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>臨海 ・ りんかい ・ seaside, oceanfront; coastal, maritime</text:p>
            <text:p>臨終 ・ りんじゅう ・ hour of death, one’s last moment</text:p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学園 ・ がくえん ・ educational institution, school</text:p>
            <text:p>園児 ・ えんじ ・ kindergarten child</text:p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敬遠する ・ けいえんする ・ keep at respectful distance; avoid</text:p>
            <text:p>遠ざかる ・ とおざかる ・ become distant; keep away</text:p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国 ・ よこく ・ ally</text:p>
            <text:p>分け与える ・ わけあたえる ・ distribute, hand out</text:p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生き写し ・ いきうつし ・ close resemblance</text:p>
            <text:p>模写 ・ もしゃ ・ copying, reproduction, tracing</text:p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移す ・ うつす ・ [vt] shift, move, transfer; transfuse liquids, colors ; transmit a disease </text:p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御身 ・ おんみ ・ you [him] ; your [his] honorable body</text:p>
            <text:p>御玉 ・ おたま ・ ladle; egg</text:p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本 ・ ふくほん ・ duplicate, cop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腹 ・ はら ・ belly</text:p>
            <text:p>腹一杯 ・ はらいっぱい ・ full stomach</text:p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元 ・ ふくげん ・ restoration to original state</text:p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生する ・ おうじょうする ・ pass away; be at wit's end, submit</text:p>
            <text:p>一往 ・ いちおう ・ once; in outline; tentatively; or the time being</text:p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柱 ・ はしら ・ pillar</text:p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征服 ・ せいふく ・ conquest, subjugation</text:p>
            <text:p>征伐 ・ せいばつ ・ subjugation, conquest</text:p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える ・ したがえる ・ [vt] be attended by, take along</text:p>
            <text:p>従僕 ・ じゅうぼく ・ servant, attendant</text:p>
            <text:p>従事する ・ じゅうじする ・ engage in, be engaged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暴徒 ・ ぼうと ・ rioters, mobsters, insurgents</text:p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横に ・ じゅうおうに ・ vertically &amp; horizontally, in all directions; freely</text:p>
            <text:p>縦貫する ・ じゅうかんする ・ run through, traverse</text:p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発 ・ えんぱつ ・ postponed / delayed departure</text:p>
            <text:p>延べ時間 ・ のべじかん ・ total man hours</text:p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急伸 ・ きゅうしん ・ sudden rise esp. stock prices , jump</text:p>
            <text:p>伸びやか ・ のびやか ・ carefree; comfortable</text:p>
            <text:p>伸べる ・ のべる ・ [vt] extend, postpone; stretch out one’s arm </text:p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濃縮する ・ のうしゅくする ・ concentrate</text:p>
            <text:p>縮まる ・ ちぢまる ・ [vi] be shortened, contracted</text:p>
            <text:p>縮める ・ ちぢめる ・ [vt] contract, shorten, shrink</text:p>
            <text:p>縮らす ・ ちぢらす ・ [vt] curl, crinkle, cri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宮廷 ・ きゅうてい ・ the Court / Palace</text:p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 ・ にわ ・ garden, yard</text:p>
            <text:p>庭木 ・ にわき ・ garden tree, shru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短艇 ・ たんてい ・ bo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進展 ・ しんてん ・ development, progress</text:p>
            <text:p>個展 ・ こてん ・ personal exhibition</text:p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若殿 ・ わかとの ・ young lord</text:p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動 ・ いどう ・ shifting, reshuffle</text:p>
            <text:p>異心 ・ いしん ・ treasonous intention, betrayal; eccentricity</text:p>
            <text:p>異色の ・ いしょくの ・ novel, unique</text:p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 ・ つばさ ・ wing</text:p>
            <text:p>両翼 ・ りょうよく ・ both flanks; two wings</text:p>
            <text:p>羽翼 ・ うよく ・ wings; assistance</text:p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加 ・ るいか ・ cumulation, cumulative rise</text:p>
            <text:p>累増 ・ るいぞう ・ cumulative / progressive increase</text:p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塁壁 ・ るいへき ・ rampart</text:p>
            <text:p>本塁打 ・ ほんるいだ ・ home run</text:p>
            <text:p>満塁 ・ まんるい ・ full bases</text:p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う ・ つかう ・ [vt] use</text:p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歴史 ・ れきし ・ history</text:p>
            <text:p>史跡 ・ しせき ・ historic spot /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生 ・ こうせい ・ rebirth, rehabilitation; recycling</text:p>
            <text:p>更かす ・ ふかす ・ [vt] sit up till late at night </text:p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方便 ・ ほうべん ・ expedient, instrument</text:p>
            <text:p>下り便 ・ くだりびん ・ outbound / down train</text:p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硬い表情 ・ かたいひょうじょう ・ stiff expression</text:p>
            <text:p>硬貨 ・ こうか ・ coin, metallic currency</text:p>
            <text:p>硬直 ・ こうちょく ・ stiffness, rigid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生態 ・ せいたい ・ ecology; mode of life</text:p>
            <text:p>重態 ・ じゅうたい ・ serious condition, critical state</text:p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白雲 ・ しらくも ・ white clouds</text:p>
            <text:p>雲行き ・ くもゆき ・ weather, look of the sky; situation, turn of affairs; signs</text:p>
            <text:p>雲 ・ くも ・ cloud</text:p>
            <text:p>積乱雲 ・ せきらんうん ・ cumulonimbus</text:p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薄曇り ・ うすぐもり ・ slightly cloudy weath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雪 ・ ゆき ・ snow</text:p>
            <text:p>雪焼け ・ ゆきやけ ・ snow-tan / -burn from light reflected in snow </text:p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 ・ かみなり ・ thunder(bolt); thundering rebuke / at so.</text:p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敗 ・ れいはい ・ losing w/o scoring a point , whitewash, being shut out</text:p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震う ・ ふるう ・ tremble, shudder</text:p>
            <text:p>震い ・ ふるい ・ trembling, shivering, shaking</text:p>
            <text:p>身震い ・ みぶるい ・ shivering</text:p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興 ・ しんこう ・ promotion, furtherance, rousing</text:p>
            <text:p>振られる ・ ふられる ・ [vi] get the mitten, be kicked out</text:p>
            <text:p>振り子 ・ ふりこ ・ pendulum</text:p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久久に ・ ひさびさに ・ after a long time, first time in a long period</text:p>
            <text:p>永久の ・ えいきゅうの ・ permanent, eternal, lasting</text:p>
            <text:p>l耐久性 ・ たいきゅうせい ・ durability, persistence, lasting quality</text:p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丘 ・ おか ・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事 ・ へいじ ・ military affai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浜 ・ はま ・ beach</text:p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三 ・ さいさん ・ again and again, repeatedl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 ・ とら ・ tiger</text:p>
            <text:p>竜虎の争い ・ りゅうこのあらそい ・ well matched contest</text:p>
            <text:p>虎視眈眈 ・ こしたんたん ・ on the alert, eye covetously</text:p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演出 ・ えんしゅつ ・ production of a play ; representation</text:p>
            <text:p>演説 ・ えんぜつ ・ public speech, address, oration</text:p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海 ・ こうかい ・ the Yellow Sea</text:p>
            <text:p>黄熱病 ・ おうねつびょう ・ yellow fever</text:p>
            <text:p>黄ばむ ・ きばむ ・ grow yellowish</text:p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車を押す ・ よこぐるまをおす ・ have one’s own way, act perversely</text:p>
            <text:p>横 ・ よこ ・ width; horizontal; sideways; side</text:p>
            <text:p>横着な ・ おうちゃくな ・ impudent, brazen; idle, lazy</text:p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う ・ かまう ・ mind, care about / for; be concerned about; entertain</text:p>
            <text:p>居を構える ・ きょをかまえる ・ take up one’s residence</text:p>
            <text:p>待ち構える ・ まちかまえる ・ wait eagerly for, be on the watch for</text:p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読する ・ こうどくする ・ read and explain</text:p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溝が有る ・ みぞがある ・ to be estranged</text:p>
            <text:p>溝鼠 ・ どぶねずみ ・ common rat; dark gray</text:p>
            <text:p>溝 ・ みぞ ・ ditch, gutter, groove</text:p>
            <text:p>下水溝 ・ げすいこう ・ dit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説 ・ かせつ ・ hypothesis</text:p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一片 ・ いっぺん ・ piece, bit, fragment, scrap</text:p>
            <text:p>雪片 ・ せっぺん ・ snowflake</text:p>
            <text:p>片思い ・ かたおもい ・ unrequited / unreciprocated love</text:p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版元 ・ はんもと ・ publisher</text:p>
            <text:p>重版 ・ じゅうはん ・ 2nd printing, reprint; 2nd edition</text:p>
            <text:p>決定版 ・ けっていばん ・ authoritative edition; last word</text:p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板前 ・ いたまえ ・ chef esp. high-end Jap. cuisine , cook; kitchen area with chopping board</text:p>
            <text:p>板 ・ いた ・ board, plate</text:p>
            <text:p>板切れ ・ いたきれ ・ piece of wood, scrap lumber</text:p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信販 ・ しんぱん ・ sales on credit</text:p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字義 ・ じぎ ・ character definition, meaning of a word / term</text:p>
            <text:p>忠義 ・ ちゅうぎ ・ loyalty, fidelity, devotion</text:p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建議 ・ けんぎ ・ proposal, suggestion</text:p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>犠打 ・ ぎだ ・ sacrifice batting baseball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旨 ・ むね ・ purport, gist</text:p>
            <text:p>宗旨 ・ しゅうし ・ sect tenets of a religious …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し図 ・ さしず ・ directions</text:p>
            <text:p>指 ・ ゆび ・ finger</text:p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き渡る ・ かがやきわたる ・ shine out far and w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刺客 ・ しかく ・ assassin</text:p>
            <text:p>風刺 ・ ふうし ・ satire, sarcasm</text:p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万策 ・ ばんさく ・ all means / measures</text:p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杯を差す ・ さかずきをさす ・ offer a cup of sake </text:p>
            <text:p>差し引き ・ さしひき ・ balance of an account ; ebb and flow</text:p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早朝の着 ・ そうちょうのちゃく ・ early morning arrival</text:p>
            <text:p>銀着せの ・ ぎんきせの ・ silver-plated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る ・ いたる ・ [vi] arrive at, reach, come to</text:p>
            <text:p>到達 ・ とうたつ ・ arrival; attainment</text:p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れる ・ たおれる ・ [vi] fall</text:p>
            <text:p>倒す ・ たおす ・ [vt] topple, bring down</text:p>
            <text:p>貸し倒れ ・ かしだおれ ・ irrecoverable debt</text:p>
            <text:p>倒置 ・ とうち ・ turning upside down; [gram] inversion</text:p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争する ・ ろんそうする ・ dispute, argue</text:p>
            <text:p>論説 ・ ろんせつ ・ discourse, dissertation; editorial</text:p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的 ・ りんりてき ・ ethical</text:p>
            <text:p>破倫 ・ はりん ・ immorality; incest</text:p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輪 ・ わ ・ circle, ring; wheel</text:p>
            <text:p>年輪 ・ ねんりん ・ annual ring, growth ring</text:p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血 ・ ゆけつ ・ blood transfusion</text:p>
            <text:p>輸銀 ・ ゆぎん ・ import-expor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説諭 ・ せつゆ ・ admonition, repro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悦 ・ ゆえつ ・ j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病を癒やす ・ やまいをいやす ・ cure an illness / disease</text:p>
            <text:p>治癒 ・ ちゆ ・ healing, cure, recove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座 ・ だいざ ・ pedestal, stand, base</text:p>
            <text:p>見張り台 ・ みはりだい ・ lookout</text:p>
            <text:p>灯台 ・ とうだい ・ lighthouse; oil-lamp stand</text:p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治下の ・ ちかの ・ under the rule of</text:p>
            <text:p>治まる ・ おさまる ・ [vi] be in peace, governed well; be cured, relieved of pain </text:p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冶金 ・ やきん ・ metallurgy</text:p>
            <text:p/>
            <text:p>鍛冶¹ ・ かじ ・ forging; smith</text:p>
            <text:p/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治療する ・ ちりょうする ・ treat, cure</text:p>
            <text:p/>
            <text:p>医療 ・ いりょう ・ medical treatment / care</text:p>
            <text:p/>
            <text:p>療法 ・ りょうほう ・ method of treatment, remedy</text:p>
            <text:p/>
            <text:p>施療 ・ せりょう ・ gratuitous treatment, free medical treatment</text:p>
            <text:p/>
            <text:p>物療 ・ ぶつりょう ・ physiotherapy, physical treatment</text:p>
            <text:p/>
            <text:p>療養中 ・ りょうようちゅう ・ under medical care, in recuper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同僚 ・ どうりょう ・ colleague, associate, fellow official</text:p>
            <text:p/>
            <text:p>官僚 ・ かんりょう ・ government official[s]; bureaucracy, officialdom</text:p>
            <text:p/>
            <text:p>僚友 ・ りょうゆう ・ comrade, colleague, fellow worker</text:p>
            <text:p/>
            <text:p>閣僚 ・ かくりょう ・ cabinet members</text:p>
            <text:p/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な ・ めいりょうな ・ clear, plain, lucid</text:p>
            <text:p/>
            <text:p>一目瞭然の ・ いちもくりょうぜんの ・ quite obvious, as clear as day</text:p>
            <text:p/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学生寮 ・ がくせいりょう ・ student dormitory</text:p>
            <text:p/>
            <text:p>寮に住む ・ りょうにすむ ・ live in a dormitory</text:p>
            <text:p/>
            <text:p>独身寮 ・ どくしんりょう ・ company dormitory for unmarried employees </text:p>
            <text:p/>
            <text:p>寮母 ・ りょうぼ ・ matron of a dormitory</text:p>
            <text:p/>
            <text:p>寮歌 ・ りょうか ・ dormitory song</text:p>
            <text:p/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める ・ はじめる ・ [vt] begin, start, originate; embark on</text:p>
            <text:p/>
            <text:p>開始する ・ かいしする ・ begin, commence, open</text:p>
            <text:p/>
            <text:p>始まり ・ はじまり ・ beginning</text:p>
            <text:p/>
            <text:p>原始的な ・ げんしてきな ・ primitive, primeval</text:p>
            <text:p/>
            <text:p>始動 ・ しどう ・ starting machines </text:p>
            <text:p/>
            <text:p>始末する ・ しまつする ・ manage, deal with, dispose of; put in order</text:p>
            <text:p/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る ・ おわる ・ [vi] end, finish</text:p>
            <text:p/>
            <text:p>終わり頃 ・ おわりごろ ・ toward the end</text:p>
            <text:p/>
            <text:p>終始 ・ しゅうし ・ from beginning to end, always</text:p>
            <text:p/>
            <text:p>始終 ・ しじゅう ・ from beginning to end, at all times</text:p>
            <text:p/>
            <text:p>課程を終える ・ かていをおえる ・ finish a course</text:p>
            <text:p/>
            <text:p>最終 ・ さいしゅう ・ last, the end; final</text:p>
            <text:p/>
            <text:p>終点 ・ しゅうてん ・ last stop, terminus</text:p>
            <text:p/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終了する ・ しゅうりょうする ・ end, complete; expire</text:p>
            <text:p/>
            <text:p>了解 ・ りょうかい ・ understanding; consent</text:p>
            <text:p/>
            <text:p>了知する ・ りょうちする ・ know, understand, appreciate</text:p>
            <text:p/>
            <text:p>了承する ・ りょうしょうする ・ acknowledge, understand, note</text:p>
            <text:p/>
            <text:p>満了する ・ まんりょうする ・ expire, become due</text:p>
            <text:p/>
            <text:p>修了 ・ しゅうりょう ・ completion of a course </text:p>
            <text:p/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>了承 ・ りょうしょう ・ acknowledgement, understanding</text:p>
            <text:p/>
            <text:p>承る ・ うけたまわる ・ [humble] hear, listen to, be told</text:p>
            <text:p/>
            <text:p>承りましょう ・ うけたまわりましょう ・ I’ll listen to you respectfully</text:p>
            <text:p/>
            <text:p>承知する ・ しょうちする ・ consent / agree to; permit; forgive; know, understand</text:p>
            <text:p/>
            <text:p>承継 ・ しょうけい ・ succession</text:p>
            <text:p/>
            <text:p>継承する ・ けいしょうする ・ succeed / accede to, inherit</text:p>
            <text:p/>
            <text:p>伝承 ・ でんしょう ・ tradition, legend</text:p>
            <text:p/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発 ・ じょうはつ ・ evaporation, volatilization; mysterious disappearance</text:p>
            <text:p/>
            <text:p>蒸す ・ むす ・ [vt] steam, poultice; be stuffy</text:p>
            <text:p/>
            <text:p>蒸らす ・ むらす ・ [vt] cook by steam</text:p>
            <text:p/>
            <text:p>蒸気 ・ じょうき ・ steam, vapor</text:p>
            <text:p/>
            <text:p>蒸散 ・ じょうさん ・ transpiration</text:p>
            <text:p/>
            <text:p>蒸留 ・ じょうりゅう ・ distillation</text:p>
            <text:p/>
            <text:p>蒸し菓子 ・ むしがし ・ steamed cake</text:p>
            <text:p/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台 ・ ぶたい ・ stage</text:p>
            <text:p/>
            <text:p>舞を舞う ・ まいをまう ・ perform a dance</text:p>
            <text:p/>
            <text:p>舞曲 ・ ぶきょく ・ dance music, music and dancing</text:p>
            <text:p/>
            <text:p>見舞う ・ みまう ・ [vt] ask for, visit a sick person </text:p>
            <text:p/>
            <text:p>舞 ・ まい ・ a dance</text:p>
            <text:p/>
            <text:p>舞う ・ まう ・ [vi] dance, perform a dance</text:p>
            <text:p/>
            <text:p>振る舞う ・ ふるまう ・ [vt] behave oneself; entertain, treat</text:p>
            <text:p/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人 ・ りんじん ・ neighbor</text:p>
            <text:p/>
            <text:p>隣り合う ・ となりあう ・ adjoin, be next door to each other</text:p>
            <text:p/>
            <text:p>隣る ・ となる ・ adjoin, neighbor</text:p>
            <text:p/>
            <text:p>隣接する ・ りんせつする ・ neighbor, adjoin, be adjacent to</text:p>
            <text:p/>
            <text:p>隣 ・ となり ・ next door; people next door</text:p>
            <text:p/>
            <text:p>近隣 ・ きんりん ・ neighborhood</text:p>
            <text:p/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間 ・ しゅんかん ・ instant, moment, second</text:p>
            <text:p/>
            <text:p>瞬く ・ またたく ・ [vt] wink, blink; twinkle, flicker</text:p>
            <text:p/>
            <text:p>瞬き ・ またたき ・ wink; twinkle of stars </text:p>
            <text:p/>
            <text:p>瞬時 ・ しゅんじ ・ instant, moment; minute</text:p>
            <text:p/>
            <text:p>一瞬 ・ いっしゅん ・ instant, moment</text:p>
            <text:p/>
            <text:p>瞬く間に ・ またたくまに ・ in the twinkling of an ey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悪夢 ・ あくむ ・ nightmare, bad dream</text:p>
            <text:p/>
            <text:p>夢を見る ・ ゆめをみる ・ dream, have a dream</text:p>
            <text:p/>
            <text:p>夢枕に ・ ゆめまくらに ・ in a dream</text:p>
            <text:p/>
            <text:p>夢想 ・ むそう ・ dream, vision; daydream</text:p>
            <text:p/>
            <text:p>夢中で ・ むちゅうで ・ as if in a dream; madly, like crazy; intently</text:p>
            <text:p/>
            <text:p>白昼夢 ・ はくちゅうむ ・ waking dream</text:p>
            <text:p/>
            <text:p>夢想家 ・ むそうか ・ dreamer</text:p>
            <text:p/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葉 ・ しよう¹ えだは² ・ branches and leaves; minor details</text:p>
            <text:p/>
            <text:p>枝 ・ えだ ・ branch</text:p>
            <text:p/>
            <text:p>枝折り ・ しおり ・ bookmark; guidebook</text:p>
            <text:p/>
            <text:p>枝切り ・ えだきり ・ pruning</text:p>
            <text:p/>
            <text:p>枝豆 ・ えだまめ ・ green soybeans, edamame</text:p>
            <text:p/>
            <text:p>枝垂れ桜 ・ しだれざくら ・ weeping cherry</text:p>
            <text:p/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師 ・ ぎし ・ engineer, technician</text:p>
            <text:p/>
            <text:p>得意技 ・ とくいわざ ・ one's special talent / skill; signature move</text:p>
            <text:p/>
            <text:p>演技 ・ えんぎ ・ acting, performance</text:p>
            <text:p/>
            <text:p>技 ・ わざ ・ skill, technique</text:p>
            <text:p/>
            <text:p>技量 ・ ぎりょう ・ skill, ability, capacity</text:p>
            <text:p/>
            <text:p>実技 ・ じつぎ ・ practical technique / skill</text:p>
            <text:p/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歌舞伎 ・ かぶき ・ Japanese classical drama</text:p>
            <text:p/>
            <text:p>伎楽 ・ ぎがく ・ ancient mask show</text:p>
            <text:p/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 office:value-type="string" calcext:value-type="string">
            <text:p>分岐点 ・ ぶんきてん ・ junction, forking</text:p>
            <text:p/>
            <text:p>多岐 ・ たき ・ many branches [divergences] </text:p>
            <text:p/>
            <text:p>岐路 ・ きろ ・ forked road, crossroa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/>
            <text:p>峠道 ・ とうげみち ・ mountain pass road</text:p>
            <text:p/>
            <text:p>峠越え ・ とうげごえ ・ crossing a mountain pass</text:p>
            <text:p/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岐阜 ・ ぎふ ・ Gifu city and prefecture </text:p>
            <text:p/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な ・ きゅうな ・ urgent; hasty; sudden; steep</text:p>
            <text:p/>
            <text:p>急ぐ ・ いそぐ ・ [vi] hurry, hasten</text:p>
            <text:p/>
            <text:p>急ぎの ・ いそぎの ・ hurried, hasty; pressing, urgent</text:p>
            <text:p/>
            <text:p>至急に ・ しきゅうに ・ urgently, with all haste, at once</text:p>
            <text:p/>
            <text:p>急行 ・ きゅうこう ・ express train / bus ; going in a hurry</text:p>
            <text:p/>
            <text:p>急病 ・ きゅうびょう ・ sudden illness</text:p>
            <text:p/>
            <text:p>急性の ・ きゅうせいの ・ acute</text:p>
            <text:p/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/>
            <text:p>争い ・ あらそい ・ dispute, struggle</text:p>
            <text:p/>
            <text:p>争われない ・ あらそわれない ・ indisputable</text:p>
            <text:p/>
            <text:p>論争 ・ ろんそう ・ point of contention, issue</text:p>
            <text:p/>
            <text:p>争議 ・ そうぎ ・ dispute, strike</text:p>
            <text:p/>
            <text:p>争点 ・ そうてん ・ point of contention, issue</text:p>
            <text:p/>
            <text:p>戦争 ・ せんそう ・ war, battle</text:p>
            <text:p/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表情 ・ ひょうじょう ・ expression, look</text:p>
            <text:p/>
            <text:p>情け無い ・ なさけない ・ unfeeling, cruel; pitiful, wretched; shameful</text:p>
            <text:p/>
            <text:p>事情 ・ じじょう ・ circumstances, situation, conditions</text:p>
            <text:p/>
            <text:p>情の籠もった ・ じょうのこもった ・ sympathetic, warmhearted</text:p>
            <text:p/>
            <text:p>情けを交わす ・ なさけをかわす ・ have sexual intercourse</text:p>
            <text:p/>
            <text:p>同情 ・ どうじょう ・ sympathy, compassion</text:p>
            <text:p/>
            <text:p>激情 ・ げきじょう ・ violent emotion, passion</text:p>
            <text:p/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書 ・ せいしょ ・ fair / clean copy</text:p>
            <text:p/>
            <text:p>清まる ・ きよまる ・ [vi] be cleansed</text:p>
            <text:p/>
            <text:p>清め ・ きよめ ・ purification, ablution</text:p>
            <text:p/>
            <text:p>血清 ・ けっせい ・ serum</text:p>
            <text:p/>
            <text:p>清教徒 ・ せいきょうと ・ Puritan</text:p>
            <text:p/>
            <text:p>心が清まる ・ こころがきよまる ・ feel purified</text:p>
            <text:p/>
            <text:p>清算 ・ せいさん ・ settlement, liquidation; clearing off </text:p>
            <text:p/>
            <text:p>清水 ・ しみず ・ spring wat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晴天 ・ せいてん ・ fine weather, cloudless sky</text:p>
            <text:p/>
            <text:p>晴れる ・ はれる ・ [vi] clear up</text:p>
            <text:p/>
            <text:p>晴らす ・ はらす ・ [vt] dispel doubts or gloom , clear away</text:p>
            <text:p/>
            <text:p>気晴らし ・ きばらし ・ diversion, relaxation</text:p>
            <text:p/>
            <text:p>晴れの日 ・ はれのひ ・ fine day; formal occasion</text:p>
            <text:p/>
            <text:p>晴雨計 ・ せいうけい ・ barometer</text:p>
            <text:p/>
            <text:p>晴曇 ・ せいどん ・ fine and cloudy weather</text:p>
            <text:p/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神 ・ せいしん ・ spirit; mind, soul; motive</text:p>
            <text:p/>
            <text:p>精精 ・ せいぜい ・ with all one’s might; at most / best</text:p>
            <text:p/>
            <text:p>精気 ・ せいき ・ spirit, energy, essence</text:p>
            <text:p/>
            <text:p>精油 ・ せいゆ ・ refined oil; essence</text:p>
            <text:p/>
            <text:p>精液 ・ せいえき ・ semen, sperm</text:p>
            <text:p/>
            <text:p>精製 ・ せいせい ・ refining; careful manufacture</text:p>
            <text:p/>
            <text:p>精算 ・ せいさん ・ exact calculation; settlement of accounts</text:p>
            <text:p/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請う ・ こう ・ [vt] ask, request, beg</text:p>
            <text:p/>
            <text:p>請ける ・ うける ・ [vt] undertake</text:p>
            <text:p/>
            <text:p>申請 ・ しんせい ・ application, petition, request</text:p>
            <text:p/>
            <text:p>普請 ・ ふしん ・ building, construction</text:p>
            <text:p/>
            <text:p>請願 ・ せいがん ・ petition</text:p>
            <text:p/>
            <text:p>要請する ・ ようせいする ・ request, demand</text:p>
            <text:p/>
            <text:p>寄付を請う ・ きふをこう ・ solicit donations</text:p>
            <text:p/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冷静な ・ れいせいな ・ cool, calm, dispassionate</text:p>
            <text:p/>
            <text:p>静かな ・ しずかな ・ quiet, still; tranquil</text:p>
            <text:p/>
            <text:p>静けさ ・ しずけさ ・ stillness, tranquility, silence</text:p>
            <text:p/>
            <text:p>静物画 ・ せいぶつが ・ still-life picture</text:p>
            <text:p/>
            <text:p>寝静まる ・ ねしずまる ・ fall fast asleep</text:p>
            <text:p/>
            <text:p>気を静める ・ きをしずめる ・ compose oneself, becalm one’s feelings</text:p>
            <text:p/>
            <text:p>物静かな ・ ものしずかな ・ quiet, still, calm</text:p>
            <text:p/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浄化 ・ じょうか ・ purification, cleansing</text:p>
            <text:p/>
            <text:p>浄土宗 ・ じょうどしゅう ・ Pure Land Sect of Buddhism </text:p>
            <text:p/>
            <text:p>清浄な ・ せいじょうな ・ pure, clean</text:p>
            <text:p/>
            <text:p>浄書 ・ じょうしょ ・ clean copy</text:p>
            <text:p/>
            <text:p>浄水場 ・ じょうすいじょう ・ water purification plant</text:p>
            <text:p/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計算 ・ けいさん ・ computation, calculation</text:p>
            <text:p/>
            <text:p>足し算 ・ たしざん ・ addition</text:p>
            <text:p/>
            <text:p>予算 ・ よさん ・ budget; estimate</text:p>
            <text:p/>
            <text:p>精算 ・ せいさん ・ exact calculation, adjustment as of a train fare </text:p>
            <text:p/>
            <text:p>算盤 ・ そろばん ・ abacus</text:p>
            <text:p/>
            <text:p>算出する ・ さんしゅつする ・ compute, calculate</text:p>
            <text:p/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回答 ・ かいとう ・ answer, reply</text:p>
            <text:p/>
            <text:p>質問に答える ・ しつもんにこたえる ・ answer a question</text:p>
            <text:p/>
            <text:p>答申 ・ とうしん ・ report, reply to / by the jury </text:p>
            <text:p/>
            <text:p>解答 ・ かいとう ・ answer, solution</text:p>
            <text:p/>
            <text:p>応答 ・ おうとう ・ answer, response, reply</text:p>
            <text:p/>
            <text:p>問答 ・ もんどう ・ questions &amp; answers; catechism</text:p>
            <text:p/>
            <text:p>答弁 ・ とうべん ・ reply, answer; defending oneself</text:p>
            <text:p/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符号 ・ ふごう ・ sign, mark, symbol</text:p>
            <text:p/>
            <text:p>音符 ・ おんぷ ・ note; phonetic grapheme of a kanji</text:p>
            <text:p/>
            <text:p>切符 ・ きっぷ ・ ticket</text:p>
            <text:p/>
            <text:p>疑問符 ・ ぎもんふ ・ question mark</text:p>
            <text:p/>
            <text:p>終止符 ・ しゅうしふ ・ period</text:p>
            <text:p/>
            <text:p>割符 ・ わりふ ・ tally, chec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>博物館 ・ はくぶつかん ・ museum</text:p>
            <text:p/>
            <text:p>博士 ・ はかせ ・ doctor, Ph.D.</text:p>
            <text:p/>
            <text:p>博物館 ・ はくぶつかん ・ museum</text:p>
            <text:p/>
            <text:p>博学 ・ はくがく ・ extensive learning, erudition</text:p>
            <text:p/>
            <text:p>博覧 ・ はくらん ・ extensive reading, wide knowledge</text:p>
            <text:p/>
            <text:p>博覧会 ・ はくらんかい ・ exhibition, fair, exposition</text:p>
            <text:p/>
            <text:p>博愛主義 ・ はくあいしゅぎ ・ philanthropy, humanity</text:p>
            <text:p/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縛る ・ しばる ・ [vt] bind, tie; restrain</text:p>
            <text:p/>
            <text:p>束縛する ・ そくばくする ・ restrain, restrict, bind, fetter</text:p>
            <text:p/>
            <text:p>縛り上げる ・ しばりあげる ・ bind / tie up</text:p>
            <text:p/>
            <text:p>きつく縛る ・ きつくしばる ・ fasten tightly</text:p>
            <text:p/>
            <text:p>規則で縛る ・ きそくでしばる ・ restrict a person by rule</text:p>
            <text:p/>
            <text:p>呪縛 ・ じゅばく ・ spell</text:p>
            <text:p/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名簿 ・ めいぼ ・ register / list of names </text:p>
            <text:p/>
            <text:p>簿記 ・ ぼき ・ bookkeeping</text:p>
            <text:p/>
            <text:p>計算簿 ・ けいさんぼ ・ account book</text:p>
            <text:p/>
            <text:p>登記簿 ・ とうきぼ ・ register</text:p>
            <text:p/>
            <text:p>家計簿 ・ かけいぼ ・ housekeeping account book</text:p>
            <text:p/>
            <text:p>通知簿 ・ つうちぼ ・ report card / boo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弱な ・ はくじゃくな ・ weak, feeble, frail</text:p>
            <text:p/>
            <text:p>薄い ・ うすい ・ thin, weak, scant</text:p>
            <text:p/>
            <text:p>厚薄 ・ こうはく ・ thickness relative </text:p>
            <text:p/>
            <text:p>薄情な ・ はくじょうな ・ unfeeling, heartless, cruel</text:p>
            <text:p/>
            <text:p>水で薄める ・ みずでうすめる ・ water down, dilute</text:p>
            <text:p/>
            <text:p>薄給 ・ はっきゅう ・ meager salary scanty, small, … </text:p>
            <text:p/>
            <text:p>浮薄な ・ ふはくな ・ frivolous, fickle, insincere</text:p>
            <text:p/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采配を振る ・ さいはいをふる ・ direct, command</text:p>
            <text:p/>
            <text:p>拍手喝采する ・ はくしゅかっさいする ・ applaud hand clapping </text:p>
            <text:p/>
            <text:p>風采 ・ ふうさい ・ appearance, air, mien, getup</text:p>
            <text:p/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/>
            <text:p>青菜 ・ あおな ・ greens</text:p>
            <text:p/>
            <text:p>野菜 ・ やさい ・ vegetables, greens</text:p>
            <text:p/>
            <text:p>前菜 ・ ぜんさい ・ hors d'oeuvre</text:p>
            <text:p/>
            <text:p>菜食主義 ・ さいしょくしゅぎ ・ vegetarianism</text:p>
            <text:p/>
            <text:p>菜園 ・ さいえん ・ vegetable garden</text:p>
            <text:p/>
            <text:p>山菜 ・ さんさい ・ edible wild plant</text:p>
            <text:p/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用する ・ さいようする ・ adopt, accept; employ, appoint</text:p>
            <text:p/>
            <text:p>採り上げる ・ とりあげる ・ [vt] adopt, accept, listen to</text:p>
            <text:p/>
            <text:p>採る ・ とる ・ [vt] adopt measure, proposal, attitute pick, catch fruit, insects, sample </text:p>
            <text:p/>
            <text:p>採集 ・ さいしゅう ・ collecting, gathering</text:p>
            <text:p/>
            <text:p>山菜を採る ・ さんさいをとる ・ gather edible wild plants</text:p>
            <text:p/>
            <text:p>採血 ・ さいけつ ・ blood collecting / gathering</text:p>
            <text:p/>
            <text:p>採算 ・ さいさん ・ commercial profit</text:p>
            <text:p/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る ・ いろどる ・ [vt] color, paint, dye</text:p>
            <text:p/>
            <text:p>多彩な ・ たさいな ・ colorful; diversified</text:p>
            <text:p/>
            <text:p>光彩 ・ こうさい ・ iris</text:p>
            <text:p/>
            <text:p>色彩 ・ しきさい ・ color, coloring, hue, tinge</text:p>
            <text:p/>
            <text:p>彩色 ・ さいしょく ・ coloring, painting</text:p>
            <text:p/>
            <text:p>彩画 ・ さいが ・ painting, colored picture</text:p>
            <text:p/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 office:value-type="string" calcext:value-type="string">
            <text:p>杉並木 ・ すぎなみき ・ avenue of cryptomerias</text:p>
            <text:p/>
            <text:p>杉林 ・ すぎばやし ・ cryptomeria fores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商店街 ・ しょうてんがい ・ shopping center / street</text:p>
            <text:p/>
            <text:p>街角 ・ まちかど ・ street corner</text:p>
            <text:p/>
            <text:p>街道 ・ かいどう ・ thoroughfare, highway</text:p>
            <text:p/>
            <text:p>街頭 ・ がいとう ・ street</text:p>
            <text:p/>
            <text:p>街 ・ まち ・ city quarter, city street</text:p>
            <text:p/>
            <text:p>街着 ・ まちぎ ・ street clothes</text:p>
            <text:p/>
            <text:p>街の女 ・ まちのおんな ・ streetwalker</text:p>
            <text:p/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技術 ・ ぎじゅつ ・ technique, art, skill; technology</text:p>
            <text:p/>
            <text:p>美術 ・ びじゅつ ・ art, fine arts</text:p>
            <text:p/>
            <text:p>柔術 ・ じゅうじゅつ ・ jujitsu, jujutsu</text:p>
            <text:p/>
            <text:p>芸術 ・ げいじゅつ ・ art, the arts</text:p>
            <text:p/>
            <text:p>手術 ・ しゅじゅつ ・ surgical operation</text:p>
            <text:p/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前述の通り ・ ぜんじゅつのとおり ・ as stated above</text:p>
            <text:p/>
            <text:p>述べる ・ のべる ・ [vt] state, mention</text:p>
            <text:p/>
            <text:p>述べ立てる ・ のべたてる ・ dwell eloquently on , relate at great length</text:p>
            <text:p/>
            <text:p>口述する ・ こうじゅつする ・ state orally, dictate</text:p>
            <text:p/>
            <text:p>記述する ・ きじゅつする ・ describe, write, give an account</text:p>
            <text:p/>
            <text:p>著述 ・ ちょじゅつ ・ writing of books ; book, literary work</text:p>
            <text:p/>
            <text:p>述語 ・ じゅつご ・ predicate</text:p>
            <text:p/>
            <text:p>供述 ・ きょうじゅつ ・ testimony, statement; confess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余る ・ あまる ・ [vi] be in excess, remain over</text:p>
            <text:p/>
            <text:p>余計な ・ よけいな ・ excess, surplus; needless</text:p>
            <text:p/>
            <text:p>思い余る ・ おもいあまる ・ be at a loss</text:p>
            <text:p/>
            <text:p>余波 ・ よは ・ after- / secondary effect</text:p>
            <text:p/>
            <text:p>余地 ・ よち ・ room, space, margin</text:p>
            <text:p/>
            <text:p>余す所無く ・ あますところなく ・ exhaustively, thoroughly</text:p>
            <text:p/>
            <text:p>持て余す ・ もてあます ・ [vt] not know what to do with , find unmanageable</text:p>
            <text:p/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雪する ・ じょせつする ・ remove snow</text:p>
            <text:p/>
            <text:p>除く ・ のぞく ・ [vt] rid of; exclude, omit</text:p>
            <text:p/>
            <text:p>除去する ・ じょきょする ・ rid of, remove, eliminate</text:p>
            <text:p/>
            <text:p>除外 ・ じょがい ・ exclusion, exception</text:p>
            <text:p/>
            <text:p>解除する ・ かいじょする ・ remove / lift a ban , cancel; release, acquit</text:p>
            <text:p/>
            <text:p>取り除く ・ とりのぞく ・ get rid of, remove, take away</text:p>
            <text:p/>
            <text:p>月曜日を除いて ・ げつようびをのぞいて ・ excepting Mon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 office:value-type="string" calcext:value-type="string">
            <text:p>徐行する ・ じょこうする ・ go slowly</text:p>
            <text:p/>
            <text:p>徐徐に ・ じょじょに ・ slowly, graduall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述 ・ じょじゅつ ・ description, depiction</text:p>
            <text:p/>
            <text:p>自叙伝 ・ じじょでん ・ autobiography</text:p>
            <text:p/>
            <text:p>叙情詩 ・ じょじょうし ・ lyric poem [poetry] </text:p>
            <text:p/>
            <text:p>叙事詩 ・ じょじし ・ epic poem [poetry] </text:p>
            <text:p/>
            <text:p>叙説 ・ じょせつ ・ explanation, interpretation</text:p>
            <text:p/>
            <text:p>平叙文 ・ へいじょぶん ・ declarative senten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面 ・ しゃめん ・ slope, slanting surface</text:p>
            <text:p/>
            <text:p>斜めな ・ ななめな ・ oblique, diagonal, slanting; displeased, cross</text:p>
            <text:p/>
            <text:p>斜め応力 ・ ななめおうりょく ・ oblique stress physically on sth. mechanical </text:p>
            <text:p/>
            <text:p>斜線 ・ しゃせん ・ oblique / slanting line, slash</text:p>
            <text:p/>
            <text:p>斜投影 ・ しゃとうえい ・ oblique projection</text:p>
            <text:p/>
            <text:p>傾斜 ・ けいしゃ ・ inclination, slant, tilt</text:p>
            <text:p/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途中で ・ とちゅうで ・ on the way</text:p>
            <text:p/>
            <text:p>中途で ・ ちゅうとで ・ halfway, in the middle</text:p>
            <text:p/>
            <text:p>用途 ・ ようと ・ use, service, application</text:p>
            <text:p/>
            <text:p>前途 ・ ぜんと ・ one's future, prospects; distance yet to cover</text:p>
            <text:p/>
            <text:p>発展途上国 ・ はってんとじょうこく ・ developing countries</text:p>
            <text:p/>
            <text:p>帰途 ・ きと ・ one’s way home, return trip</text:p>
            <text:p/>
            <text:p>方途 ・ ほうと ・ means, way, meas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 office:value-type="string" calcext:value-type="string">
            <text:p>駐屯する ・ ちゅうとんする ・ be stationed, occup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 office:value-type="string" calcext:value-type="string">
            <text:p>威嚇する ・ いかくする ・ intimidate, threat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 office:value-type="string" calcext:value-type="string">
            <text:p>更迭する ・ こうてつする ・ reshuffle, exchange places, change as of govt official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賂 ・ わいろ ・ bribe, brib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 office:value-type="string" calcext:value-type="string">
            <text:p>朕の ・ ちんの ・ Our chiefly by the empero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 office:value-type="string" calcext:value-type="string">
            <text:p>肖像 ・ しょうぞう ・ portrait, like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真摯な ・ しんしな ・ sincere, earne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甲乙丙 ・ こうおつへい ・ 1st, 2nd &amp; 3rd; A, B &amp; C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7" table:default-cell-style-name="Default"/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4" table:default-cell-style-name="Default"/>
        </table:table-column-group>
        <table:table-column table:style-name="co5" table:number-columns-repeated="56" table:default-cell-style-name="Default"/>
        <table:table-row table:style-name="ro25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6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154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6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067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5">
          <table:table-cell table:style-name="ce62" office:value-type="string" calcext:value-type="string">
            <office:annotation draw:style-name="gr3" draw:text-style-name="P2" svg:width="4.698in" svg:height="0.3902in" svg:x="0.8504in" svg:y="0.8913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6">
          <table:table-cell table:number-columns-repeated="5"/>
          <table:table-cell table:style-name="ce61"/>
          <table:table-cell table:number-columns-repeated="58"/>
        </table:table-row>
        <table:table-row table:style-name="ro25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26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27" table:number-rows-repeated="1045769">
          <table:table-cell table:number-columns-repeated="64"/>
        </table:table-row>
        <table:table-row table:style-name="ro27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6-15T18:28:27.794000000</dc:date>
    <meta:editing-duration>P1DT16H55M24S</meta:editing-duration>
    <meta:editing-cycles>40</meta:editing-cycles>
    <meta:document-statistic meta:table-count="2" meta:cell-count="6822" meta:object-count="0"/>
  </office:meta>
</office:document-meta>
</file>